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paragraph-rsid="0015a1d6"/>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b812"/>
    </style:style>
    <style:style style:name="P4" style:family="paragraph" style:parent-style-name="Text_20_body">
      <style:paragraph-properties fo:text-align="justify" style:justify-single-word="false"/>
      <style:text-properties officeooo:paragraph-rsid="0012b812"/>
    </style:style>
    <style:style style:name="P5" style:family="paragraph" style:parent-style-name="Standard">
      <style:paragraph-properties fo:text-align="justify" style:justify-single-word="false"/>
      <style:text-properties officeooo:paragraph-rsid="001449dd"/>
    </style:style>
    <style:style style:name="P6" style:family="paragraph" style:parent-style-name="Standard">
      <style:paragraph-properties fo:text-align="justify" style:justify-single-word="false"/>
      <style:text-properties officeooo:paragraph-rsid="0014645e"/>
    </style:style>
    <style:style style:name="P7" style:family="paragraph" style:parent-style-name="Standard">
      <style:paragraph-properties fo:text-align="justify" style:justify-single-word="false"/>
      <style:text-properties officeooo:paragraph-rsid="00150f79"/>
    </style:style>
    <style:style style:name="P8" style:family="paragraph" style:parent-style-name="Standard">
      <style:paragraph-properties fo:text-align="justify" style:justify-single-word="false"/>
      <style:text-properties officeooo:paragraph-rsid="0015ea15"/>
    </style:style>
    <style:style style:name="P9" style:family="paragraph" style:parent-style-name="Standard">
      <style:paragraph-properties fo:text-align="justify" style:justify-single-word="false"/>
      <style:text-properties officeooo:paragraph-rsid="0019d09c"/>
    </style:style>
    <style:style style:name="P10" style:family="paragraph" style:parent-style-name="Text_20_body">
      <style:paragraph-properties fo:text-align="justify" style:justify-single-word="false"/>
      <style:text-properties officeooo:paragraph-rsid="0019d09c"/>
    </style:style>
    <style:style style:name="P11" style:family="paragraph" style:parent-style-name="Standard">
      <style:paragraph-properties fo:text-align="justify" style:justify-single-word="false"/>
      <style:text-properties officeooo:paragraph-rsid="001c565b"/>
    </style:style>
    <style:style style:name="P12" style:family="paragraph" style:parent-style-name="Standard">
      <style:paragraph-properties fo:text-align="justify" style:justify-single-word="false"/>
      <style:text-properties officeooo:paragraph-rsid="001d3a74"/>
    </style:style>
    <style:style style:name="P13" style:family="paragraph" style:parent-style-name="Standard">
      <style:paragraph-properties fo:text-align="justify" style:justify-single-word="false"/>
      <style:text-properties officeooo:paragraph-rsid="00226033"/>
    </style:style>
    <style:style style:name="P14" style:family="paragraph" style:parent-style-name="Text_20_body">
      <style:paragraph-properties fo:text-align="justify" style:justify-single-word="false"/>
    </style:style>
    <style:style style:name="P15" style:family="paragraph" style:parent-style-name="Standard">
      <style:paragraph-properties fo:text-align="justify" style:justify-single-word="false"/>
      <style:text-properties officeooo:rsid="0014645e" officeooo:paragraph-rsid="0014645e"/>
    </style:style>
    <style:style style:name="P16" style:family="paragraph" style:parent-style-name="Standard">
      <style:paragraph-properties fo:text-align="justify" style:justify-single-word="false"/>
      <style:text-properties officeooo:rsid="000efdb6" officeooo:paragraph-rsid="0012b812"/>
    </style:style>
    <style:style style:name="P17" style:family="paragraph" style:parent-style-name="Standard">
      <style:paragraph-properties fo:text-align="justify" style:justify-single-word="false"/>
      <style:text-properties officeooo:rsid="0010f8f2" officeooo:paragraph-rsid="001449dd"/>
    </style:style>
    <style:style style:name="P18" style:family="paragraph" style:parent-style-name="Standard">
      <style:paragraph-properties fo:text-align="justify" style:justify-single-word="false"/>
      <style:text-properties officeooo:rsid="0010f8f2"/>
    </style:style>
    <style:style style:name="P19" style:family="paragraph" style:parent-style-name="Standard">
      <style:paragraph-properties fo:text-align="justify" style:justify-single-word="false"/>
      <style:text-properties officeooo:rsid="0010f8f2" officeooo:paragraph-rsid="00226033"/>
    </style:style>
    <style:style style:name="P20" style:family="paragraph" style:parent-style-name="Standard">
      <style:paragraph-properties fo:text-align="justify" style:justify-single-word="false"/>
      <style:text-properties officeooo:rsid="0012b812" officeooo:paragraph-rsid="0012b812"/>
    </style:style>
    <style:style style:name="P21" style:family="paragraph" style:parent-style-name="Text_20_body">
      <style:paragraph-properties fo:text-align="justify" style:justify-single-word="false"/>
      <style:text-properties officeooo:rsid="0012b812" officeooo:paragraph-rsid="0012b812"/>
    </style:style>
    <style:style style:name="P22" style:family="paragraph" style:parent-style-name="Standard">
      <style:paragraph-properties fo:text-align="justify" style:justify-single-word="false"/>
      <style:text-properties officeooo:rsid="001449dd" officeooo:paragraph-rsid="001449dd"/>
    </style:style>
    <style:style style:name="P23" style:family="paragraph" style:parent-style-name="Standard">
      <style:paragraph-properties fo:text-align="justify" style:justify-single-word="false"/>
      <style:text-properties officeooo:rsid="001449dd" officeooo:paragraph-rsid="0014645e"/>
    </style:style>
    <style:style style:name="P24" style:family="paragraph" style:parent-style-name="Standard">
      <style:paragraph-properties fo:text-align="justify" style:justify-single-word="false"/>
      <style:text-properties officeooo:rsid="00150f79" officeooo:paragraph-rsid="00150f79"/>
    </style:style>
    <style:style style:name="P25" style:family="paragraph" style:parent-style-name="Standard">
      <style:paragraph-properties fo:text-align="justify" style:justify-single-word="false"/>
      <style:text-properties officeooo:rsid="0015a1d6" officeooo:paragraph-rsid="0015a1d6"/>
    </style:style>
    <style:style style:name="P26" style:family="paragraph" style:parent-style-name="Standard">
      <style:paragraph-properties fo:text-align="justify" style:justify-single-word="false"/>
      <style:text-properties officeooo:rsid="0015ea15" officeooo:paragraph-rsid="0015ea15"/>
    </style:style>
    <style:style style:name="P27" style:family="paragraph" style:parent-style-name="Text_20_body">
      <style:paragraph-properties fo:text-align="justify" style:justify-single-word="false"/>
      <style:text-properties officeooo:rsid="0015ea15" officeooo:paragraph-rsid="0015ea15"/>
    </style:style>
    <style:style style:name="P28" style:family="paragraph" style:parent-style-name="Standard">
      <style:paragraph-properties fo:text-align="justify" style:justify-single-word="false"/>
      <style:text-properties fo:font-weight="bold" officeooo:paragraph-rsid="0019d09c"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Contents_20_4">
      <style:paragraph-properties>
        <style:tab-stops>
          <style:tab-stop style:position="6.1028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Standard">
      <style:paragraph-properties fo:text-align="justify" style:justify-single-word="false"/>
      <style:text-properties style:font-name="FreeSans" fo:font-size="14pt" officeooo:rsid="003fb0e4" officeooo:paragraph-rsid="002e38c4" style:font-size-asian="14pt" style:font-size-complex="14pt"/>
    </style:style>
    <style:style style:name="P36" style:family="paragraph" style:parent-style-name="Standard">
      <style:paragraph-properties fo:text-align="center" style:justify-single-word="false"/>
      <style:text-properties style:font-name="FreeSans" fo:font-size="80pt" officeooo:rsid="003fb0e4" officeooo:paragraph-rsid="002e38c4" style:font-size-asian="80pt" style:font-size-complex="80pt"/>
    </style:style>
    <style:style style:name="P37" style:family="paragraph" style:parent-style-name="Standard">
      <style:paragraph-properties fo:text-align="end" style:justify-single-word="false"/>
      <style:text-properties style:font-name="FreeSans" fo:font-size="20pt" officeooo:rsid="003fb0e4" officeooo:paragraph-rsid="002e38c4" style:font-size-asian="17.5pt" style:font-size-complex="20pt"/>
    </style:style>
    <style:style style:name="P38" style:family="paragraph" style:parent-style-name="Standard">
      <style:paragraph-properties fo:text-align="center" style:justify-single-word="false"/>
      <style:text-properties style:font-name="FreeSans" fo:font-size="20pt" officeooo:rsid="003fb0e4" officeooo:paragraph-rsid="002e38c4" style:font-size-asian="17.5pt" style:font-size-complex="20pt"/>
    </style:style>
    <style:style style:name="P39" style:family="paragraph" style:parent-style-name="Standard">
      <style:paragraph-properties fo:text-align="center" style:justify-single-word="false"/>
      <style:text-properties style:font-name="FreeSans" fo:font-size="44pt" officeooo:rsid="003fb0e4" officeooo:paragraph-rsid="002e38c4" style:font-size-asian="38.5pt" style:font-size-complex="44pt"/>
    </style:style>
    <style:style style:name="P40" style:family="paragraph" style:parent-style-name="Standard">
      <style:paragraph-properties fo:text-align="justify" style:justify-single-word="false"/>
      <style:text-properties style:font-name="FreeSans" fo:font-size="18pt" officeooo:rsid="012e6f29" officeooo:paragraph-rsid="002e38c4" style:font-size-asian="18pt" style:font-size-complex="18pt"/>
    </style:style>
    <style:style style:name="P41" style:family="paragraph" style:parent-style-name="Standard">
      <style:paragraph-properties fo:text-align="justify" style:justify-single-word="false"/>
      <style:text-properties style:font-name="FreeSans" fo:font-size="24pt" officeooo:rsid="003fb0e4" officeooo:paragraph-rsid="002e38c4" style:font-size-asian="24pt" style:font-size-complex="24pt"/>
    </style:style>
    <style:style style:name="P42" style:family="paragraph" style:parent-style-name="Heading_20_1">
      <style:paragraph-properties fo:text-align="justify" style:justify-single-word="false"/>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Heading_20_2" style:list-style-name=""/>
    <style:style style:name="P46" style:family="paragraph" style:parent-style-name="Heading_20_2" style:list-style-name="">
      <style:paragraph-properties fo:text-align="justify" style:justify-single-word="false"/>
    </style:style>
    <style:style style:name="P47" style:family="paragraph" style:parent-style-name="Heading_20_3">
      <style:paragraph-properties fo:text-align="justify" style:justify-single-word="false"/>
    </style:style>
    <style:style style:name="P48" style:family="paragraph" style:parent-style-name="Heading_20_3" style:list-style-name="">
      <style:paragraph-properties fo:text-align="justify" style:justify-single-word="false"/>
    </style:style>
    <style:style style:name="P49" style:family="paragraph" style:parent-style-name="Heading_20_3">
      <style:paragraph-properties fo:text-align="justify" style:justify-single-word="false" fo:break-before="page"/>
    </style:style>
    <style:style style:name="P50" style:family="paragraph" style:parent-style-name="Heading_20_3" style:list-style-name=""/>
    <style:style style:name="P51" style:family="paragraph" style:parent-style-name="Heading_20_3">
      <style:paragraph-properties fo:break-before="page"/>
    </style:style>
    <style:style style:name="P52" style:family="paragraph" style:parent-style-name="Heading_20_4" style:list-style-name="">
      <style:paragraph-properties fo:text-align="justify" style:justify-single-word="false"/>
    </style:style>
    <style:style style:name="P53" style:family="paragraph" style:parent-style-name="Heading_20_4">
      <style:paragraph-properties fo:text-align="justify" style:justify-single-word="false"/>
    </style:style>
    <style:style style:name="P54" style:family="paragraph" style:parent-style-name="Heading_20_4">
      <style:paragraph-properties fo:break-before="page"/>
    </style:style>
    <style:style style:name="T1" style:family="text">
      <style:text-properties officeooo:rsid="000efdb6"/>
    </style:style>
    <style:style style:name="T2" style:family="text">
      <style:text-properties officeooo:rsid="0012b812"/>
    </style:style>
    <style:style style:name="T3" style:family="text">
      <style:text-properties officeooo:rsid="001449dd"/>
    </style:style>
    <style:style style:name="T4" style:family="text">
      <style:text-properties officeooo:rsid="0014645e"/>
    </style:style>
    <style:style style:name="T5" style:family="text">
      <style:text-properties officeooo:rsid="00150f79"/>
    </style:style>
    <style:style style:name="T6" style:family="text">
      <style:text-properties officeooo:rsid="0015a1d6"/>
    </style:style>
    <style:style style:name="T7" style:family="text">
      <style:text-properties officeooo:rsid="0015ea15"/>
    </style:style>
    <style:style style:name="T8" style:family="text">
      <style:text-properties officeooo:rsid="0019d09c"/>
    </style:style>
    <style:style style:name="T9" style:family="text">
      <style:text-properties officeooo:rsid="001c565b"/>
    </style:style>
    <style:style style:name="T10" style:family="text">
      <style:text-properties officeooo:rsid="001d3a74"/>
    </style:style>
    <style:style style:name="T11" style:family="text">
      <style:text-properties officeooo:rsid="001f965d"/>
    </style:style>
    <style:style style:name="T12" style:family="text">
      <style:text-properties fo:font-weight="bold" style:font-weight-asian="bold" style:font-weight-complex="bold"/>
    </style:style>
    <style:style style:name="T13" style:family="text">
      <style:text-properties fo:font-weight="bold" officeooo:rsid="0029e643" style:font-weight-asian="bold" style:font-weight-complex="bold"/>
    </style:style>
    <style:style style:name="T14" style:family="text">
      <style:text-properties fo:font-weight="bold" officeooo:rsid="002b3395" style:font-weight-asian="bold" style:font-weight-complex="bold"/>
    </style:style>
    <style:style style:name="T15" style:family="text">
      <style:text-properties fo:font-weight="bold" officeooo:rsid="002c842b" style:font-weight-asian="bold" style:font-weight-complex="bold"/>
    </style:style>
    <style:style style:name="T16" style:family="text">
      <style:text-properties officeooo:rsid="0020ec76"/>
    </style:style>
    <style:style style:name="T17" style:family="text">
      <style:text-properties fo:font-style="italic" style:font-style-asian="italic" style:font-style-complex="italic"/>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officeooo:rsid="002397f8"/>
    </style:style>
    <style:style style:name="T22" style:family="text">
      <style:text-properties officeooo:rsid="0131f9f1"/>
    </style:style>
    <style:style style:name="T23" style:family="text">
      <style:text-properties style:text-position="super 58%"/>
    </style:style>
    <style:style style:name="T24" style:family="text">
      <style:text-properties officeooo:rsid="002e38c4"/>
    </style:style>
    <style:style style:name="T25" style:family="text">
      <style:text-properties officeooo:rsid="00300ea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24">Ubuntu </text:span>Linux <text:span text:style-name="T25">Boot</text:span><text:span text:style-name="T24"> Process</text:span></text:p>
      <text:p text:style-name="P36"/>
      <text:p text:style-name="P37"/>
      <text:p text:style-name="P38"/>
      <text:p text:style-name="P38"/>
      <text:p text:style-name="P39">by ChatGPT</text:p>
      <text:p text:style-name="P39"/>
      <text:p text:style-name="P39"/>
      <text:p text:style-name="P40">v.0.1.0. <text:s/><text:span text:style-name="T22">Draft </text:span><text:s/><text:span text:style-name="T22">1</text:span><text:span text:style-name="T24">3</text:span><text:span text:style-name="T23">th</text:span> May 2023 </text:p>
      <text:p text:style-name="P41"/>
      <text:p text:style-name="P41"/>
      <text:p text:style-name="P41"/>
      <text:p text:style-name="P41"/>
      <text:p text:style-name="P35"><text:span text:style-name="T24">Technical details of Ubuntu </text:span>Linux <text:span text:style-name="T24">startup process, from BIOS/UEFI to User Interfa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0"><text:a xlink:type="simple" xlink:href="#__RefHeading___Toc1578_637326112" text:style-name="Index_20_Link" text:visited-style-name="Index_20_Link">1. Ubuntu Linux Boot Process<text:tab/>3</text:a></text:p>
          <text:p text:style-name="P32"><text:a xlink:type="simple" xlink:href="#__RefHeading___Toc1580_637326112" text:style-name="Index_20_Link" text:visited-style-name="Index_20_Link">1.1. BIOS or UEFI<text:tab/>3</text:a></text:p>
          <text:p text:style-name="P32"><text:a xlink:type="simple" xlink:href="#__RefHeading___Toc1582_637326112" text:style-name="Index_20_Link" text:visited-style-name="Index_20_Link">1.2. Boot Loader<text:tab/>3</text:a></text:p>
          <text:p text:style-name="P32"><text:a xlink:type="simple" xlink:href="#__RefHeading___Toc1584_637326112" text:style-name="Index_20_Link" text:visited-style-name="Index_20_Link">1.3. Kernel Load<text:tab/>3</text:a></text:p>
          <text:p text:style-name="P32"><text:a xlink:type="simple" xlink:href="#__RefHeading___Toc1586_637326112" text:style-name="Index_20_Link" text:visited-style-name="Index_20_Link">1.4. Initramfs<text:tab/>3</text:a></text:p>
          <text:p text:style-name="P32"><text:a xlink:type="simple" xlink:href="#__RefHeading___Toc1588_637326112" text:style-name="Index_20_Link" text:visited-style-name="Index_20_Link">1.5. Init and User space<text:tab/>3</text:a></text:p>
          <text:p text:style-name="P32"><text:a xlink:type="simple" xlink:href="#__RefHeading___Toc1590_637326112" text:style-name="Index_20_Link" text:visited-style-name="Index_20_Link">1.6. Login<text:tab/>3</text:a></text:p>
          <text:p text:style-name="P30"><text:a xlink:type="simple" xlink:href="#__RefHeading___Toc1592_637326112" text:style-name="Index_20_Link" text:visited-style-name="Index_20_Link">2. BIOS / UEFI<text:tab/>4</text:a></text:p>
          <text:p text:style-name="P31"><text:a xlink:type="simple" xlink:href="#__RefHeading___Toc1594_637326112" text:style-name="Index_20_Link" text:visited-style-name="Index_20_Link">2.1. BIOS<text:tab/>4</text:a></text:p>
          <text:p text:style-name="P32"><text:a xlink:type="simple" xlink:href="#__RefHeading___Toc1596_637326112" text:style-name="Index_20_Link" text:visited-style-name="Index_20_Link">2.1.1. Power on and initialization<text:tab/>4</text:a></text:p>
          <text:p text:style-name="P32"><text:a xlink:type="simple" xlink:href="#__RefHeading___Toc1598_637326112" text:style-name="Index_20_Link" text:visited-style-name="Index_20_Link">2.1.2. Boot device selection<text:tab/>4</text:a></text:p>
          <text:p text:style-name="P32"><text:a xlink:type="simple" xlink:href="#__RefHeading___Toc1600_637326112" text:style-name="Index_20_Link" text:visited-style-name="Index_20_Link">2.1.3. Boot loader execution<text:tab/>4</text:a></text:p>
          <text:p text:style-name="P32"><text:a xlink:type="simple" xlink:href="#__RefHeading___Toc1602_637326112" text:style-name="Index_20_Link" text:visited-style-name="Index_20_Link">2.1.4. Operating system initialization<text:tab/>4</text:a></text:p>
          <text:p text:style-name="P31"><text:a xlink:type="simple" xlink:href="#__RefHeading___Toc1604_637326112" text:style-name="Index_20_Link" text:visited-style-name="Index_20_Link">2.2. UEFI<text:tab/>5</text:a></text:p>
          <text:p text:style-name="P32"><text:a xlink:type="simple" xlink:href="#__RefHeading___Toc1606_637326112" text:style-name="Index_20_Link" text:visited-style-name="Index_20_Link">2.2.1. Power on and initialization<text:tab/>5</text:a></text:p>
          <text:p text:style-name="P32"><text:a xlink:type="simple" xlink:href="#__RefHeading___Toc1608_637326112" text:style-name="Index_20_Link" text:visited-style-name="Index_20_Link">2.2.2. Boot device selection<text:tab/>5</text:a></text:p>
          <text:p text:style-name="P32"><text:a xlink:type="simple" xlink:href="#__RefHeading___Toc1610_637326112" text:style-name="Index_20_Link" text:visited-style-name="Index_20_Link">2.2.3. Boot loader execution<text:tab/>5</text:a></text:p>
          <text:p text:style-name="P32"><text:a xlink:type="simple" xlink:href="#__RefHeading___Toc1612_637326112" text:style-name="Index_20_Link" text:visited-style-name="Index_20_Link">2.2.4. Operating system initialization<text:tab/>5</text:a></text:p>
          <text:p text:style-name="P30"><text:a xlink:type="simple" xlink:href="#__RefHeading___Toc1614_637326112" text:style-name="Index_20_Link" text:visited-style-name="Index_20_Link">3. Boot Loader<text:tab/>6</text:a></text:p>
          <text:p text:style-name="P31"><text:a xlink:type="simple" xlink:href="#__RefHeading___Toc1616_637326112" text:style-name="Index_20_Link" text:visited-style-name="Index_20_Link">3.1. Ubuntu Boot Loader Process<text:tab/>6</text:a></text:p>
          <text:p text:style-name="P31"><text:a xlink:type="simple" xlink:href="#__RefHeading___Toc1618_637326112" text:style-name="Index_20_Link" text:visited-style-name="Index_20_Link">3.2. GRUB<text:tab/>7</text:a></text:p>
          <text:p text:style-name="P31"><text:a xlink:type="simple" xlink:href="#__RefHeading___Toc1620_637326112" text:style-name="Index_20_Link" text:visited-style-name="Index_20_Link">3.3. GRUB 2<text:tab/>8</text:a></text:p>
          <text:p text:style-name="P31"><text:a xlink:type="simple" xlink:href="#__RefHeading___Toc1622_637326112" text:style-name="Index_20_Link" text:visited-style-name="Index_20_Link">3.4. GRUB vs GRUB 2<text:tab/>9</text:a></text:p>
          <text:p text:style-name="P30"><text:a xlink:type="simple" xlink:href="#__RefHeading___Toc1624_637326112" text:style-name="Index_20_Link" text:visited-style-name="Index_20_Link">4. Kernel Load<text:tab/>10</text:a></text:p>
          <text:p text:style-name="P31"><text:a xlink:type="simple" xlink:href="#__RefHeading___Toc1626_637326112" text:style-name="Index_20_Link" text:visited-style-name="Index_20_Link">4.1. Kernel Initialization<text:tab/>10</text:a></text:p>
          <text:p text:style-name="P31"><text:a xlink:type="simple" xlink:href="#__RefHeading___Toc1628_637326112" text:style-name="Index_20_Link" text:visited-style-name="Index_20_Link">4.2. Kernel Image<text:tab/>11</text:a></text:p>
          <text:p text:style-name="P31"><text:a xlink:type="simple" xlink:href="#__RefHeading___Toc1630_637326112" text:style-name="Index_20_Link" text:visited-style-name="Index_20_Link">4.3. Kernel Modules<text:tab/>12</text:a></text:p>
          <text:p text:style-name="P30"><text:a xlink:type="simple" xlink:href="#__RefHeading___Toc1632_637326112" text:style-name="Index_20_Link" text:visited-style-name="Index_20_Link">5. InitramFS<text:tab/>13</text:a></text:p>
          <text:p text:style-name="P31"><text:a xlink:type="simple" xlink:href="#__RefHeading___Toc1634_637326112" text:style-name="Index_20_Link" text:visited-style-name="Index_20_Link">5.1. Definition<text:tab/>13</text:a></text:p>
          <text:p text:style-name="P31"><text:a xlink:type="simple" xlink:href="#__RefHeading___Toc1636_637326112" text:style-name="Index_20_Link" text:visited-style-name="Index_20_Link">5.2. Components<text:tab/>14</text:a></text:p>
          <text:p text:style-name="P30"><text:a xlink:type="simple" xlink:href="#__RefHeading___Toc1638_637326112" text:style-name="Index_20_Link" text:visited-style-name="Index_20_Link">6. Init and User Space<text:tab/>15</text:a></text:p>
          <text:p text:style-name="P31"><text:a xlink:type="simple" xlink:href="#__RefHeading___Toc1640_637326112" text:style-name="Index_20_Link" text:visited-style-name="Index_20_Link">6.1. Systemd<text:tab/>15</text:a></text:p>
          <text:p text:style-name="P31"><text:a xlink:type="simple" xlink:href="#__RefHeading___Toc1642_637326112" text:style-name="Index_20_Link" text:visited-style-name="Index_20_Link">6.2. User Space<text:tab/>17</text:a></text:p>
          <text:p text:style-name="P30"><text:a xlink:type="simple" xlink:href="#__RefHeading___Toc1644_637326112" text:style-name="Index_20_Link" text:visited-style-name="Index_20_Link">7. Login and After<text:tab/>19</text:a></text:p>
          <text:p text:style-name="P31"><text:a xlink:type="simple" xlink:href="#__RefHeading___Toc1646_637326112" text:style-name="Index_20_Link" text:visited-style-name="Index_20_Link">7.1. Login Process<text:tab/>19</text:a></text:p>
          <text:p text:style-name="P31"><text:a xlink:type="simple" xlink:href="#__RefHeading___Toc1648_637326112" text:style-name="Index_20_Link" text:visited-style-name="Index_20_Link">7.2. Ubuntu File System Directory Standards<text:tab/>20</text:a></text:p>
          <text:p text:style-name="P31"><text:a xlink:type="simple" xlink:href="#__RefHeading___Toc1650_637326112" text:style-name="Index_20_Link" text:visited-style-name="Index_20_Link">7.3. GUI<text:tab/>22</text:a></text:p>
          <text:p text:style-name="P32"><text:a xlink:type="simple" xlink:href="#__RefHeading___Toc1652_637326112" text:style-name="Index_20_Link" text:visited-style-name="Index_20_Link">7.3.1. Display Manager:<text:tab/>22</text:a></text:p>
          <text:p text:style-name="P32"><text:a xlink:type="simple" xlink:href="#__RefHeading___Toc1654_637326112" text:style-name="Index_20_Link" text:visited-style-name="Index_20_Link">7.3.2. Window Manager:<text:tab/>23</text:a></text:p>
          <text:p text:style-name="P32"><text:a xlink:type="simple" xlink:href="#__RefHeading___Toc1656_637326112" text:style-name="Index_20_Link" text:visited-style-name="Index_20_Link">7.3.3. Desktop Environment:<text:tab/>25</text:a></text:p>
          <text:p text:style-name="P32"><text:a xlink:type="simple" xlink:href="#__RefHeading___Toc1658_637326112" text:style-name="Index_20_Link" text:visited-style-name="Index_20_Link">7.3.4. Compositor:<text:tab/>26</text:a></text:p>
          <text:p text:style-name="P32"><text:a xlink:type="simple" xlink:href="#__RefHeading___Toc1660_637326112" text:style-name="Index_20_Link" text:visited-style-name="Index_20_Link">7.3.5. Display Server:<text:tab/>27</text:a></text:p>
          <text:p text:style-name="P33"><text:a xlink:type="simple" xlink:href="#__RefHeading___Toc1662_637326112" text:style-name="Index_20_Link" text:visited-style-name="Index_20_Link">7.3.5.1. X11<text:tab/>27</text:a></text:p>
          <text:p text:style-name="P33"><text:a xlink:type="simple" xlink:href="#__RefHeading___Toc1664_637326112" text:style-name="Index_20_Link" text:visited-style-name="Index_20_Link">7.3.5.2. Wayland<text:tab/>28</text:a></text:p>
          <text:p text:style-name="P33"><text:a xlink:type="simple" xlink:href="#__RefHeading___Toc1666_637326112" text:style-name="Index_20_Link" text:visited-style-name="Index_20_Link">7.3.5.3. Mir<text:tab/>29</text:a></text:p>
          <text:p text:style-name="P33"><text:a xlink:type="simple" xlink:href="#__RefHeading___Toc1668_637326112" text:style-name="Index_20_Link" text:visited-style-name="Index_20_Link">7.3.5.4. Weston<text:tab/>30</text:a></text:p>
          <text:p text:style-name="P32"><text:a xlink:type="simple" xlink:href="#__RefHeading___Toc1670_637326112" text:style-name="Index_20_Link" text:visited-style-name="Index_20_Link">7.3.6. Graphics Drivers:<text:tab/>31</text:a></text:p>
        </text:index-body>
      </text:table-of-content>
      <text:h text:style-name="P42" text:outline-level="1"/>
      <text:h text:style-name="P43" text:outline-level="1"><text:bookmark-start text:name="__RefHeading___Toc1578_637326112"/><text:span text:style-name="T1">1. </text:span><text:span text:style-name="T21">Ubuntu </text:span>Linux Boot Process<text:bookmark-end text:name="__RefHeading___Toc1578_637326112"/></text:h>
      <text:p text:style-name="P2"/>
      <text:p text:style-name="P2">The boot process for Ubuntu Linux can be divided into six main stages:</text:p>
      <text:p text:style-name="P2"/>
      <text:h text:style-name="P47" text:outline-level="3"><text:bookmark-start text:name="__RefHeading___Toc1580_637326112"/><text:span text:style-name="T21">1.</text:span>1. BIOS or UEFI<text:bookmark-end text:name="__RefHeading___Toc1580_637326112"/></text:h>
      <text:p text:style-name="P3">When you turn on your computer, the Basic Input/Output System (BIOS) or Unified Extensible Firmware Interface (UEFI) firmware is the first software that runs. The BIOS/UEFI checks the system hardware, detects attached devices and finds a boot device.</text:p>
      <text:p text:style-name="P2"/>
      <text:h text:style-name="P47" text:outline-level="3"><text:bookmark-start text:name="__RefHeading___Toc1582_637326112"/><text:span text:style-name="T2">1.</text:span>2. bootloader<text:bookmark-end text:name="__RefHeading___Toc1582_637326112"/></text:h>
      <text:p text:style-name="P3">The bootloader is a small piece of software that is responsible for loading the operating system into memory. The default bootloader for Ubuntu is GRUB (GNU GRand Unified Bootloader).</text:p>
      <text:p text:style-name="P2"/>
      <text:h text:style-name="P47" text:outline-level="3"><text:bookmark-start text:name="__RefHeading___Toc1584_637326112"/><text:span text:style-name="T2">1.</text:span>3. Kernel <text:span text:style-name="T2">Load</text:span><text:bookmark-end text:name="__RefHeading___Toc1584_637326112"/></text:h>
      <text:p text:style-name="P3">Once the bootloader has loaded, the Linux kernel is loaded into memory. The kernel is the core of the operating system and is responsible for managing system resources such as the CPU, memory, and input/output devices.</text:p>
      <text:p text:style-name="P2"/>
      <text:h text:style-name="P47" text:outline-level="3"><text:bookmark-start text:name="__RefHeading___Toc1586_637326112"/><text:span text:style-name="T2">1.</text:span>4. Initramfs<text:bookmark-end text:name="__RefHeading___Toc1586_637326112"/></text:h>
      <text:p text:style-name="P3">The initramfs (initial ram file system) is a temporary file system that is loaded into memory to support the kernel in its early stages. The initramfs contains drivers and other tools that the kernel needs to access the root file system.</text:p>
      <text:p text:style-name="P2"/>
      <text:h text:style-name="P47" text:outline-level="3"><text:bookmark-start text:name="__RefHeading___Toc1588_637326112"/><text:span text:style-name="T2">1.</text:span>5. <text:span text:style-name="T6">Init and </text:span>User space<text:bookmark-end text:name="__RefHeading___Toc1588_637326112"/></text:h>
      <text:p text:style-name="P3">Once the kernel is loaded, the user space is started. This is where system services and applications are launched. Systemd is the default init system used in Ubuntu.</text:p>
      <text:p text:style-name="P2"/>
      <text:h text:style-name="P47" text:outline-level="3"><text:bookmark-start text:name="__RefHeading___Toc1590_637326112"/><text:span text:style-name="T2">1.6.</text:span> Login<text:bookmark-end text:name="__RefHeading___Toc1590_637326112"/></text:h>
      <text:p text:style-name="P3">Finally, the login screen is displayed, and the user can log in to their account. <text:span text:style-name="T11">Terminal or desktop GUI starts.</text:span></text:p>
      <text:p text:style-name="P2"/>
      <text:p text:style-name="P2"/>
      <text:p text:style-name="P2"/>
      <text:h text:style-name="P43" text:outline-level="1"><text:bookmark-start text:name="__RefHeading___Toc1592_637326112"/>2. BIOS / UEFI<text:bookmark-end text:name="__RefHeading___Toc1592_637326112"/></text:h>
      <text:p text:style-name="P20"/>
      <text:h text:style-name="Heading_20_2" text:outline-level="2"><text:bookmark-start text:name="__RefHeading___Toc1594_637326112"/>2.1. BIOS<text:bookmark-end text:name="__RefHeading___Toc1594_637326112"/></text:h>
      <text:p text:style-name="P20"/>
      <text:p text:style-name="P16">The BIOS (Basic Input/Output System) is a firmware interface that is used to initialize the hardware and boot the operating system on older computers. The BIOS firmware is responsible for starting the computer, configuring the hardware, and launching the operating system. The BIOS process can be broken down into the following steps:</text:p>
      <text:p text:style-name="P16"/>
      <text:h text:style-name="Heading_20_3" text:outline-level="3"><text:bookmark-start text:name="__RefHeading___Toc1596_637326112"/><text:span text:style-name="T2">2.1.</text:span>1. Power On And Initialization<text:bookmark-end text:name="__RefHeading___Toc1596_637326112"/></text:h>
      <text:p text:style-name="P16">When the computer is powered on, the BIOS firmware is the first code that is executed. The BIOS performs a power-on self-test (POST) to initialize the hardware components and checks for any errors or issues. Once the initialization process is complete, the BIOS looks for a bootable device.</text:p>
      <text:p text:style-name="P16"/>
      <text:h text:style-name="Heading_20_3" text:outline-level="3"><text:bookmark-start text:name="__RefHeading___Toc1598_637326112"/><text:span text:style-name="T2">2.1.</text:span>2. Boot Device Selection<text:bookmark-end text:name="__RefHeading___Toc1598_637326112"/></text:h>
      <text:p text:style-name="P16">The BIOS firmware looks for a boot device that contains a valid bootloader. The firmware searches for boot devices in a specific order, based on the priority specified in the firmware settings. The boot devices can be internal hard drives, external hard drives, USB drives, or network devices.</text:p>
      <text:p text:style-name="P16"/>
      <text:h text:style-name="Heading_20_3" text:outline-level="3"><text:bookmark-start text:name="__RefHeading___Toc1600_637326112"/><text:span text:style-name="T2">2.1.</text:span>3. Bootloader Execution<text:bookmark-end text:name="__RefHeading___Toc1600_637326112"/></text:h>
      <text:p text:style-name="P16">Once the boot device is found, the BIOS firmware loads and executes the bootloader code from the boot sector of the boot device. The bootloader is responsible for loading the operating system kernel into memory.</text:p>
      <text:p text:style-name="P16"/>
      <text:h text:style-name="Heading_20_3" text:outline-level="3"><text:bookmark-start text:name="__RefHeading___Toc1602_637326112"/><text:span text:style-name="T2">2.1.</text:span>4. Operating System Initialization<text:bookmark-end text:name="__RefHeading___Toc1602_637326112"/></text:h>
      <text:p text:style-name="P16"><text:span text:style-name="T2">A</text:span>fter the bootloader has loaded the kernel into memory, the kernel initializes the operating system and starts the system services. The operating system then loads any necessary device drivers and software applications.</text:p>
      <text:p text:style-name="P16"/>
      <text:p text:style-name="P16">One key difference between BIOS and UEFI is that the BIOS process uses a Master Boot Record (MBR) to store the bootloader, while UEFI uses a GUID Partition Table (GPT) to store the bootloader. This means that BIOS is limited to booting from disks that are 2 TB or smaller, while UEFI can boot from disks up to 9.4 zettabytes (9.4 billion terabytes) in size.</text:p>
      <text:p text:style-name="P16"/>
      <text:p text:style-name="P16"/>
      <text:p text:style-name="P16"/>
      <text:p text:style-name="P16"/>
      <text:h text:style-name="P48" text:outline-level="3"/>
      <text:h text:style-name="P44" text:outline-level="2"><text:bookmark-start text:name="__RefHeading___Toc1604_637326112"/>2.2. UEFI<text:bookmark-end text:name="__RefHeading___Toc1604_637326112"/></text:h>
      <text:p text:style-name="P20"/>
      <text:p text:style-name="P4"><text:span text:style-name="T1">UEFI, which stands for Unified Extensible Firmware Interface, is a firmware interface that is used to initialize the hardware and boot the operating system on modern computers. The UEFI firmware is responsible for starting the computer, configuring the hardware, and launching the operating system. </text:span>The UEFI process can be broken down into the following steps:</text:p>
      <text:h text:style-name="Heading_20_3" text:outline-level="3"><text:bookmark-start text:name="__RefHeading___Toc1606_637326112"/><text:span text:style-name="T2">2.2.1. </text:span>Power On And Initialization<text:bookmark-end text:name="__RefHeading___Toc1606_637326112"/></text:h>
      <text:p text:style-name="P4">When the computer is powered on, the UEFI firmware is the first code that is executed. The UEFI firmware performs a power-on self-test (POST) to initialize the hardware components and checks for any errors or issues. Once the initialization process is complete, the firmware looks for a bootable device.</text:p>
      <text:h text:style-name="Heading_20_3" text:outline-level="3"><text:bookmark-start text:name="__RefHeading___Toc1608_637326112"/><text:span text:style-name="T2">2.2.2. </text:span>Boot Device Selection<text:bookmark-end text:name="__RefHeading___Toc1608_637326112"/></text:h>
      <text:p text:style-name="P4">The UEFI firmware looks for a boot device that contains a valid bootloader. The firmware searches for boot devices in a specific order, based on the priority specified in the firmware settings. The boot devices can be internal hard drives, external hard drives, USB drives, or network devices.</text:p>
      <text:h text:style-name="Heading_20_3" text:outline-level="3"><text:bookmark-start text:name="__RefHeading___Toc1610_637326112"/><text:span text:style-name="T2">2.2.3. </text:span>bootloader Execution<text:bookmark-end text:name="__RefHeading___Toc1610_637326112"/></text:h>
      <text:p text:style-name="P4">Once the boot device is found, the UEFI firmware loads and executes the bootloader code from the boot sector of the boot device. The bootloader is responsible for loading the operating system kernel into memory.</text:p>
      <text:h text:style-name="Heading_20_3" text:outline-level="3"><text:bookmark-start text:name="__RefHeading___Toc1612_637326112"/><text:span text:style-name="T2">2.2.4. </text:span>Operating System Initialization<text:bookmark-end text:name="__RefHeading___Toc1612_637326112"/></text:h>
      <text:p text:style-name="P4">After the bootloader has loaded the kernel into memory, the kernel initializes the operating system and starts the system services. The operating system then loads any necessary device drivers and software applications.</text:p>
      <text:p text:style-name="P21">Overall, the UEFI process is designed to be faster and more flexible than the traditional BIOS (Basic Input/Output System) used on older computers. UEFI supports larger hard drives, faster boot times, and a more customizable user interface.</text:p>
      <text:p text:style-name="P21"/>
      <text:h text:style-name="P43" text:outline-level="1"><text:bookmark-start text:name="__RefHeading___Toc1614_637326112"/>3. bootloader<text:bookmark-end text:name="__RefHeading___Toc1614_637326112"/></text:h>
      <text:h text:style-name="Heading_20_2" text:outline-level="2"><text:bookmark-start text:name="__RefHeading___Toc1616_637326112"/>3.1. Ubuntu Bootloader Process<text:bookmark-end text:name="__RefHeading___Toc1616_637326112"/></text:h>
      <text:p text:style-name="P17">The Ubuntu bootloader, also known as GRUB (GRand Unified Bootloader), is a program that is installed on the system's hard drive during the Ubuntu installation process. The bootloader is responsible for loading the Ubuntu kernel and initializing the operating system.</text:p>
      <text:p text:style-name="P17"/>
      <text:p text:style-name="P17">The Ubuntu bootloader has several key components:</text:p>
      <text:p text:style-name="P17"/>
      <text:p text:style-name="P17"><text:span text:style-name="T12">Stage 1:</text:span> The first stage of the bootloader is installed in the Master Boot Record (MBR) of the hard drive. This stage is responsible for locating the second stage of the bootloader.</text:p>
      <text:p text:style-name="P17"/>
      <text:p text:style-name="P17"><text:span text:style-name="T12">Stage 1.5:</text:span> If necessary, an optional stage 1.5 can be installed in the gap between the MBR and the first partition on the hard drive. This stage can be used to support disk encryption or other advanced boot configurations.</text:p>
      <text:p text:style-name="P17"/>
      <text:p text:style-name="P17"><text:span text:style-name="T12">Stage 2:</text:span> The second stage of the bootloader is responsible for loading the Ubuntu kernel and initializing the operating system. This stage is installed in the root file system of the Ubuntu installation.</text:p>
      <text:p text:style-name="P17"/>
      <text:p text:style-name="P17">During the boot process, the Ubuntu bootloader presents the user with a menu of boot options, including the default Ubuntu installation and any other operating systems installed on the system. The user can select the desired option using the arrow keys on the keyboard.</text:p>
      <text:p text:style-name="P17"/>
      <text:p text:style-name="P17">If the bootloader encounters an error during the boot process, it will present the user with an error message and a prompt to enter commands to help diagnose and fix the problem. The user can use these commands to inspect the system's configuration and troubleshoot any issues.</text:p>
      <text:p text:style-name="P17"/>
      <text:p text:style-name="P17">Overall, the Ubuntu bootloader provides a flexible and customizable interface for booting the Ubuntu operating system and other operating systems on the same computer.</text:p>
      <text:p text:style-name="P17"/>
      <text:h text:style-name="P45" text:outline-level="2"/>
      <text:h text:style-name="P44" text:outline-level="2"><text:bookmark-start text:name="__RefHeading___Toc1618_637326112"/>3.2. GRUB<text:bookmark-end text:name="__RefHeading___Toc1618_637326112"/></text:h>
      <text:p text:style-name="P22"/>
      <text:p text:style-name="P5">GRUB (GRand Unified Bootloader) is a popular bootloader used in Linux-based operating systems, including Ubuntu. It is responsible for loading the operating system into memory during the boot process. Here are some key details about GRUB:</text:p>
      <text:p text:style-name="P5"/>
      <text:p text:style-name="P5"><text:span text:style-name="T14">1. </text:span><text:span text:style-name="T12">Purpose:</text:span> The main purpose of GRUB is to provide a user-friendly boot menu that allows the user to choose which operating system or kernel to boot, and to load the selected operating system or kernel into memory.</text:p>
      <text:p text:style-name="P5"/>
      <text:p text:style-name="P5"><text:span text:style-name="T14">2. </text:span><text:span text:style-name="T12">Configuration:</text:span> The GRUB configuration file is located at /boot/grub/grub.cfg, and can be edited to customize the boot menu and boot options. However, it is recommended to use the /etc/default/grub file for customizations, as changes made to the grub.cfg file may be overwritten by updates.</text:p>
      <text:p text:style-name="P5"/>
      <text:p text:style-name="P5"><text:span text:style-name="T14">3. </text:span><text:span text:style-name="T12">Boot stages:</text:span> GRUB is composed of several stages, including the initial bootloader (stage 1), the core image (stage 1.5), and the configuration file (stage 2). The initial bootloader is typically installed in the Master Boot Record (MBR) of the disk, while the core image and configuration file are located in the /boot partition.</text:p>
      <text:p text:style-name="P5"/>
      <text:p text:style-name="P5"><text:span text:style-name="T14">4. </text:span><text:span text:style-name="T12">Multiboot:</text:span> GRUB is designed to support booting multiple operating systems and kernels on a single system, and can detect and configure boot options for each installed operating system.</text:p>
      <text:p text:style-name="P5"/>
      <text:p text:style-name="P5"><text:span text:style-name="T12">Commands:</text:span> GRUB provides a set of command-line tools that can be used to configure and manage the boot process, such as the grub-install and grub-mkconfig commands.</text:p>
      <text:p text:style-name="P5"/>
      <text:p text:style-name="P5">Overall, GRUB is a flexible and powerful bootloader that is widely used in Linux-based operating systems. It provides a customizable boot menu and supports booting multiple operating systems and kernels on a single system.</text:p>
      <text:p text:style-name="P22"/>
      <text:h text:style-name="P45" text:outline-level="2"/>
      <text:h text:style-name="P44" text:outline-level="2"><text:bookmark-start text:name="__RefHeading___Toc1620_637326112"/>3.3. G<text:span text:style-name="T11">RUB</text:span> 2<text:bookmark-end text:name="__RefHeading___Toc1620_637326112"/></text:h>
      <text:p text:style-name="P22"/>
      <text:p text:style-name="P22">GRUB 2 (GRand Unified Bootloader version 2) is a powerful and flexible bootloader that is used by many modern Linux distributions, including Ubuntu. GRUB 2 is a significant update to the original GRUB bootloader, and includes many new features and improvements.</text:p>
      <text:p text:style-name="P22"/>
      <text:p text:style-name="P22">The GRUB 2 bootloader has several key components:</text:p>
      <text:p text:style-name="P22"/>
      <text:p text:style-name="P22"><text:span text:style-name="T14">1. B</text:span><text:span text:style-name="T12">ootloader </text:span><text:span text:style-name="T14">I</text:span><text:span text:style-name="T12">nstallation:</text:span> GRUB 2 is installed in the Master Boot Record (MBR) of the hard drive or in the boot sector of the partition where the Ubuntu operating system is installed.</text:p>
      <text:p text:style-name="P22"/>
      <text:p text:style-name="P22"><text:span text:style-name="T14">2. </text:span><text:span text:style-name="T12">Configuration </text:span><text:span text:style-name="T14">F</text:span><text:span text:style-name="T12">ile:</text:span> GRUB 2 uses a configuration file called "grub.cfg" to manage boot options and configurations. The configuration file is typically located in the "/boot/grub" directory.</text:p>
      <text:p text:style-name="P22"/>
      <text:p text:style-name="P22"><text:span text:style-name="T14">3. </text:span><text:span text:style-name="T12">Menu System:</text:span> GRUB 2 provides a menu system that allows the user to select the desired boot option. The menu can be customized by editing the configuration file.</text:p>
      <text:p text:style-name="P22"/>
      <text:p text:style-name="P22"><text:span text:style-name="T14">4. </text:span><text:span text:style-name="T12">Command line Interface:</text:span> GRUB 2 includes a command line interface that allows the user to interact with the bootloader and make changes to the boot configuration.</text:p>
      <text:p text:style-name="P22"/>
      <text:p text:style-name="P22"><text:span text:style-name="T14">5. </text:span><text:span text:style-name="T12">Multiboot Support:</text:span> GRUB 2 supports multiboot configurations, which allow multiple operating systems to be installed on the same computer and selected at boot time.</text:p>
      <text:p text:style-name="P22"/>
      <text:p text:style-name="P22"><text:span text:style-name="T14">5. </text:span><text:span text:style-name="T12">Advanced Features:</text:span> GRUB 2 includes many advanced features, such as support for encrypted disks, RAID configurations, and network booting.</text:p>
      <text:p text:style-name="P22"/>
      <text:p text:style-name="P22">One of the key improvements in GRUB 2 over the original GRUB bootloader is the modular design. GRUB 2 includes a modular architecture that allows for easier development and customization of the bootloader. This modular design also allows for easier integration with other bootloaders, such as UEFI.</text:p>
      <text:p text:style-name="P22"/>
      <text:p text:style-name="P22">Overall, GRUB 2 provides a powerful and flexible bootloader for Ubuntu and other Linux distributions. Its modular architecture, advanced features, and customizable menu system make it a popular choice for users and system administrators alike.</text:p>
      <text:p text:style-name="P22"/>
      <text:p text:style-name="P22"/>
      <text:h text:style-name="P45" text:outline-level="2"/>
      <text:h text:style-name="P44" text:outline-level="2"><text:bookmark-start text:name="__RefHeading___Toc1622_637326112"/>3.4. GRUB vs GRUB 2<text:bookmark-end text:name="__RefHeading___Toc1622_637326112"/></text:h>
      <text:p text:style-name="P22"/>
      <text:p text:style-name="P5">GRUB (GRand Unified Bootloader) and GRUB2 are both bootloaders used in Linux-based operating systems, including Ubuntu. While they share some similarities, there are also several key differences between the two.</text:p>
      <text:p text:style-name="P5"/>
      <text:p text:style-name="P5">Here are some of the differences between GRUB and GRUB2:</text:p>
      <text:p text:style-name="P5"/>
      <text:p text:style-name="P5"><text:span text:style-name="T14">1. </text:span><text:span text:style-name="T12">Configuration file:</text:span> GRUB uses a single configuration file, typically located at /boot/grub/grub.cfg, to configure the boot menu and boot options. GRUB2, on the other hand, uses multiple configuration files, including /etc/default/grub and /etc/grub.d, to generate the final configuration file.</text:p>
      <text:p text:style-name="P5"/>
      <text:p text:style-name="P5"><text:span text:style-name="T14">2. </text:span><text:span text:style-name="T12">Boot stages:</text:span> GRUB has three stages, including the initial bootloader (stage 1), the core image (stage 1.5), and the configuration file (stage 2). GRUB2 has two stages, including the primary bootloader (boot.img) and the core image (grub.cfg).</text:p>
      <text:p text:style-name="P5"/>
      <text:p text:style-name="P5"><text:span text:style-name="T14">3. </text:span><text:span text:style-name="T12">Features:</text:span> GRUB2 has several new features and improvements over GRUB, including support for advanced partitioning schemes, better language support, and a more modular design that makes it easier to customize and extend.</text:p>
      <text:p text:style-name="P5"/>
      <text:p text:style-name="P5"><text:span text:style-name="T14">4. </text:span><text:span text:style-name="T12">User interface:</text:span> GRUB2 has a more user-friendly and modern interface, with support for graphical themes, internationalization, and dynamic menu generation. GRUB, on the other hand, has a more basic command-line interface.</text:p>
      <text:p text:style-name="P5"/>
      <text:p text:style-name="P5"><text:span text:style-name="T14">5. </text:span><text:span text:style-name="T12">Compatibility:</text:span> GRUB2 is not backward-compatible with GRUB, meaning that configuration files and scripts designed for GRUB may not work with GRUB2 without modification.</text:p>
      <text:p text:style-name="P5"/>
      <text:p text:style-name="P22">Overall, GRUB2 is a more advanced and flexible bootloader than GRUB, with improved features, a more modular design, and a more user-friendly interface. However, the complexity of its configuration files and its lack of backward compatibility with GRUB may be challenging for some users.</text:p>
      <text:h text:style-name="P43" text:outline-level="1"><text:bookmark-start text:name="__RefHeading___Toc1624_637326112"/>4. Kernel Load<text:bookmark-end text:name="__RefHeading___Toc1624_637326112"/></text:h>
      <text:p text:style-name="P2">The kernel loader on Ubuntu is responsible for loading the Linux kernel into memory and initializing the operating system. The kernel loader is an essential component of the boot process on Ubuntu and other Linux-based operating systems.</text:p>
      <text:p text:style-name="P2"/>
      <text:h text:style-name="Heading_20_2" text:outline-level="2"><text:bookmark-start text:name="__RefHeading___Toc1626_637326112"/><text:span text:style-name="T5">4.1.</text:span> Kernel <text:span text:style-name="T16">I</text:span>nitialization<text:bookmark-end text:name="__RefHeading___Toc1626_637326112"/></text:h>
      <text:p text:style-name="P7"/>
      <text:p text:style-name="P7">Once the kernel is loaded into memory, it begins the process of initializing the system. The kernel initializes the hardware devices, sets up the file system, and starts the necessary system services.</text:p>
      <text:p text:style-name="P7"/>
      <text:p text:style-name="P7">Ubuntu, like other Linux distributions, follows the standard Linux kernel initialization process during system boot. Here are the key details about Ubuntu kernel initialization:</text:p>
      <text:p text:style-name="P7"/>
      <text:p text:style-name="P7"><text:span text:style-name="T14">1. </text:span><text:span text:style-name="T12">Memory Management:</text:span> The Ubuntu kernel initializes memory management, including the memory map, page tables, and virtual memory subsystem.</text:p>
      <text:p text:style-name="P7"/>
      <text:p text:style-name="P7"><text:span text:style-name="T14">2. </text:span><text:span text:style-name="T12">Processor Initialization:</text:span> The kernel initializes the processor, including the interrupt controller, system timer, and CPU registers.</text:p>
      <text:p text:style-name="P7"/>
      <text:p text:style-name="P7"><text:span text:style-name="T14">3. </text:span><text:span text:style-name="T12">Device Initialization:</text:span> The Ubuntu kernel initializes the system devices, such as the hard drive, network interface, and other peripherals.</text:p>
      <text:p text:style-name="P7"/>
      <text:p text:style-name="P7"><text:span text:style-name="T14">4. </text:span><text:span text:style-name="T12">File System Initialization:</text:span> The kernel initializes the file system drivers, mounts the root file system, and sets up the virtual file system.</text:p>
      <text:p text:style-name="P7"/>
      <text:h text:style-name="P45" text:outline-level="2"/>
      <text:h text:style-name="P44" text:outline-level="2"><text:bookmark-start text:name="__RefHeading___Toc1628_637326112"/>4.2. Kernel Image<text:bookmark-end text:name="__RefHeading___Toc1628_637326112"/></text:h>
      <text:p text:style-name="P1">The Linux kernel image is the core component of a Linux-based operating system. It contains the code that controls the computer hardware, manages the system resources, and provides the interface between the hardware and the software.</text:p>
      <text:p text:style-name="P1"/>
      <text:p text:style-name="P1">Here are some key details about the Linux kernel image:</text:p>
      <text:p text:style-name="P1"/>
      <text:p text:style-name="P1"><text:span text:style-name="T14">1. </text:span><text:span text:style-name="T12">File Name:</text:span> The Linux kernel image file is typically named vmlinuz or vmlinux, depending on whether it is compressed or not. The file is located in the /boot directory.</text:p>
      <text:p text:style-name="P1"/>
      <text:p text:style-name="P1"><text:span text:style-name="T14">2. </text:span><text:span text:style-name="T12">Size:</text:span> The size of the kernel image file depends on the configuration and compilation options used to build it. Typically, the file size ranges from a few megabytes to several tens of megabytes.</text:p>
      <text:p text:style-name="P1"/>
      <text:p text:style-name="P1"><text:span text:style-name="T14">3. </text:span><text:span text:style-name="T12">Architecture:</text:span> The kernel image file is compiled for a specific processor architecture, such as x86, ARM, or PowerPC. Different versions of the kernel may be compiled for different architectures.</text:p>
      <text:p text:style-name="P1"/>
      <text:p text:style-name="P1"><text:span text:style-name="T14">4. </text:span><text:span text:style-name="T12">Versioning:</text:span> The kernel image file is versioned to indicate the major and minor version numbers, as well as the patch level. For example, the current stable version of the kernel is 5.13.0, which indicates the major version 5, minor version 13, and patch level 0.</text:p>
      <text:p text:style-name="P1"/>
      <text:p text:style-name="P1"><text:span text:style-name="T14">5. </text:span><text:span text:style-name="T12">Modules:</text:span> The Linux kernel supports the use of loadable kernel modules, which are separate files that can be loaded into the kernel at runtime to add new functionality or support for specific hardware devices.</text:p>
      <text:p text:style-name="P1"/>
      <text:p text:style-name="P1"><text:span text:style-name="T14">6. </text:span><text:span text:style-name="T12">Customization:</text:span> The Linux kernel can be customized by modifying its configuration options and recompiling it. This allows users and system administrators to tailor the kernel to their specific needs and hardware configurations.</text:p>
      <text:p text:style-name="P1"/>
      <text:p text:style-name="P1">Overall, the Linux kernel image is the heart of a Linux-based operating system, providing the low-level system services and hardware control that are essential for the system to function. It can be customized and extended using loadable kernel modules and configuration options.</text:p>
      <text:h text:style-name="P47" text:outline-level="3"/>
      <text:h text:style-name="P45" text:outline-level="2"/>
      <text:h text:style-name="P44" text:outline-level="2"><text:bookmark-start text:name="__RefHeading___Toc1630_637326112"/>4.<text:span text:style-name="T6">3.</text:span> Kernel Modules<text:bookmark-end text:name="__RefHeading___Toc1630_637326112"/></text:h>
      <text:p text:style-name="P24"/>
      <text:p text:style-name="P24">Kernel modules on Ubuntu are small pieces of software that can be dynamically loaded into the Linux kernel at runtime. Kernel modules provide additional functionality to the kernel, and can be used to add support for new hardware devices, file systems, and other system components.</text:p>
      <text:p text:style-name="P24"/>
      <text:p text:style-name="P24">Ubuntu includes a wide range of pre-installed kernel modules, which are included in the default kernel package. These modules can be loaded automatically during the boot process, or they can be loaded manually using the "modprobe" command.</text:p>
      <text:p text:style-name="P24"/>
      <text:p text:style-name="P24">The kernel modules on Ubuntu can be categorized into several broad categories:</text:p>
      <text:p text:style-name="P24"/>
      <text:p text:style-name="P24"><text:span text:style-name="T15">1. </text:span><text:span text:style-name="T12">Device Drivers:</text:span> Device driver modules are used to provide support for hardware devices such as network adapters, sound cards, and video cards. Ubuntu includes a wide range of device drivers that are pre-installed and can be loaded automatically during the boot process.</text:p>
      <text:p text:style-name="P24"/>
      <text:p text:style-name="P24"><text:span text:style-name="T15">2. </text:span><text:span text:style-name="T12">File Systems:</text:span> File system modules are used to support different types of file systems, such as ext4, NTFS, and FAT. Ubuntu includes support for a wide range of file systems, and these modules can be loaded automatically or manually.</text:p>
      <text:p text:style-name="P24"/>
      <text:p text:style-name="P24"><text:span text:style-name="T15">3. </text:span><text:span text:style-name="T12">Network Protocols:</text:span> Network protocol modules are used to support different network protocols, such as TCP/IP, UDP, and ICMP. Ubuntu includes support for a wide range of network protocols, and these modules can be loaded automatically or manually.</text:p>
      <text:p text:style-name="P24"/>
      <text:p text:style-name="P24"><text:span text:style-name="T15">4. </text:span><text:span text:style-name="T12">Security Modules:</text:span> Security modules are used to provide additional security features, such as access control and encryption. Ubuntu includes support for several security modules, such as SELinux and AppArmor.</text:p>
      <text:p text:style-name="P24"/>
      <text:p text:style-name="P24"><text:span text:style-name="T15">5. </text:span><text:span text:style-name="T12">Virtualization Modules:</text:span> Virtualization modules are used to support virtualization technologies such as KVM, VirtualBox, and VMware. Ubuntu includes support for a wide range of virtualization technologies, and these modules can be loaded automatically or manually.</text:p>
      <text:p text:style-name="P24"/>
      <text:p text:style-name="P24">Overall, kernel modules on Ubuntu provide a powerful and flexible way to add functionality to the Linux kernel. They can be loaded dynamically at runtime, allowing for a highly customizable and adaptable system.</text:p>
      <text:p text:style-name="P24"/>
      <text:h text:style-name="P46" text:outline-level="2"/>
      <text:h text:style-name="P43" text:outline-level="1"><text:bookmark-start text:name="__RefHeading___Toc1632_637326112"/><text:span text:style-name="T4">5</text:span>. Initram<text:span text:style-name="T4">FS</text:span><text:bookmark-end text:name="__RefHeading___Toc1632_637326112"/></text:h>
      <text:p text:style-name="P22"/>
      <text:h text:style-name="Heading_20_2" text:outline-level="2"><text:bookmark-start text:name="__RefHeading___Toc1634_637326112"/><text:span text:style-name="T4">5</text:span>.1. Definition<text:bookmark-end text:name="__RefHeading___Toc1634_637326112"/></text:h>
      <text:p text:style-name="P15"/>
      <text:p text:style-name="P6">Initramfs (initial RAM filesystem) is a temporary root file system that is <text:span text:style-name="T3">loaded into memory during the boot process on Ubuntu and other Linux-based operating systems. It</text:span><text:span text:style-name="T4"> is </text:span>used during the boot process before the actual root file system is mounted. It is typically used in Linux-based operating systems, including Ubuntu, as part of the boot process to provide a basic environment for the kernel to access the root file system. <text:span text:style-name="T3">The initramfs image is created during the installation process and contains the necessary drivers and utilities needed to mount the root file system and boot the operating system.</text:span></text:p>
      <text:p text:style-name="P5"/>
      <text:p text:style-name="P5">The initramfs contains a minimal set of tools, modules, and drivers required to boot the system, such as file system drivers, device drivers, and kernel modules. It is built during the kernel compilation process and is loaded into memory when the kernel is started.</text:p>
      <text:p text:style-name="P5"/>
      <text:p text:style-name="P5">Here are some key details about initramfs:</text:p>
      <text:p text:style-name="P5"/>
      <text:p text:style-name="P5"><text:span text:style-name="T12">1. Purpose:</text:span> The main purpose of the initramfs is to allow the kernel to load necessary drivers and modules required to mount the actual root file system.</text:p>
      <text:p text:style-name="P5"/>
      <text:p text:style-name="P5"><text:span text:style-name="T12">2. Content:</text:span> The contents of the initramfs can vary depending on the system and its configuration. However, it typically contains a minimal set of tools and drivers to support the hardware needed to access the root file system.</text:p>
      <text:p text:style-name="P5"/>
      <text:p text:style-name="P5"><text:span text:style-name="T12">3. Location:</text:span> The initramfs is usually located in the /boot directory of the system, along with the kernel image.</text:p>
      <text:p text:style-name="P5"/>
      <text:p text:style-name="P5"><text:span text:style-name="T12">4. Building:</text:span> The initramfs is built during the kernel compilation process, with the use of the mkinitramfs command, which compiles a cpio archive containing the initial RAM filesystem.</text:p>
      <text:p text:style-name="P5"/>
      <text:p text:style-name="P5"><text:span text:style-name="T12">5. Size:</text:span> The size of the initramfs is typically small, around a few megabytes, to ensure fast loading and efficient memory usage.</text:p>
      <text:p text:style-name="P5"/>
      <text:h text:style-name="P45" text:outline-level="2"/>
      <text:h text:style-name="P44" text:outline-level="2"><text:bookmark-start text:name="__RefHeading___Toc1636_637326112"/><text:span text:style-name="T4">5</text:span>.2. Components<text:bookmark-end text:name="__RefHeading___Toc1636_637326112"/></text:h>
      <text:p text:style-name="P15"/>
      <text:p text:style-name="P22">The initramfs image includes several key components:</text:p>
      <text:p text:style-name="P22"/>
      <text:p text:style-name="P22"><text:span text:style-name="T12">1. Kernel Modules:</text:span> The initramfs image contains the necessary kernel modules to support the hardware components in the system. These modules are loaded during the boot process to ensure that the hardware is properly initialized.</text:p>
      <text:p text:style-name="P22"/>
      <text:p text:style-name="P22"><text:span text:style-name="T12">2. File System Tools:</text:span> The initramfs image contains the necessary file system tools to mount the root file system. These tools are used to identify the root file system and mount it at the appropriate location in the file system hierarchy.</text:p>
      <text:p text:style-name="P22"/>
      <text:p text:style-name="P22"><text:span text:style-name="T12">3. Networking Tools:</text:span> The initramfs image includes the necessary networking tools to support network booting and other network-related tasks.</text:p>
      <text:p text:style-name="P22"/>
      <text:p text:style-name="P22"><text:span text:style-name="T12">4. Init Scripts:</text:span> The initramfs image includes a set of initialization scripts that are used to configure the system and start the necessary system services.</text:p>
      <text:p text:style-name="P22"/>
      <text:p text:style-name="P22">If the initramfs image encounters an error during the boot process, it will present the user with an error message and a prompt to enter commands to help diagnose and fix the problem. The user can use these commands to inspect the system's configuration and troubleshoot any issues.</text:p>
      <text:p text:style-name="P22"/>
      <text:p text:style-name="P23">Overall, the initramfs image is a crucial component of the boot process on Ubuntu and other Linux-based operating systems. It provides a a temporary root file system for the kernel to load necessary drivers and modules required to mount the actual root file system and boot the operating system.</text:p>
      <text:p text:style-name="P23"/>
      <text:h text:style-name="P43" text:outline-level="1"><text:bookmark-start text:name="__RefHeading___Toc1638_637326112"/>6. Init and User Space<text:bookmark-end text:name="__RefHeading___Toc1638_637326112"/></text:h>
      <text:p text:style-name="P25"/>
      <text:h text:style-name="Heading_20_2" text:outline-level="2"><text:bookmark-start text:name="__RefHeading___Toc1640_637326112"/>6.1. Systemd<text:bookmark-end text:name="__RefHeading___Toc1640_637326112"/></text:h>
      <text:p text:style-name="P25"/>
      <text:p text:style-name="P25">During startup, systemd performs several steps to manage the boot process and start the necessary services to bring the system up to the desired target state. Here's an overview of the Ubuntu startup systemd process in detail:</text:p>
      <text:p text:style-name="P25"/>
      <text:p text:style-name="P25"><text:span text:style-name="T15">1. </text:span><text:span text:style-name="T12">bootloader: </text:span>When the system is turned on or restarted, the bootloader (usually GRUB) loads the kernel into memory.</text:p>
      <text:p text:style-name="P25"/>
      <text:p text:style-name="P25"><text:span text:style-name="T15">2. </text:span><text:span text:style-name="T12">systemd-boot:</text:span> Once the kernel is loaded, systemd-boot takes over and loads the initial RAM filesystem (initramfs), which contains essential files needed to mount the root filesystem and start the systemd process.</text:p>
      <text:p text:style-name="P25"/>
      <text:p text:style-name="P25"><text:span text:style-name="T15">3. </text:span><text:span text:style-name="T12">systemd:</text:span> After the initramfs is loaded, systemd is started as the first userspace process (PID 1) by the kernel. systemd is responsible for managing all other system services and processes. systemd reads its configuration files from the `/etc/systemd/` directory and its units files from the `/lib/systemd/system/` and `/etc/systemd/system/` directories.</text:p>
      <text:p text:style-name="P25"/>
      <text:p text:style-name="P25"><text:span text:style-name="T15">4. s</text:span><text:span text:style-name="T12">ystemd Targets:</text:span> systemd uses targets to group and manage system services. Each target represents a specific system state, such as multi-user mode or graphical user interface mode. Targets define the services that need to be started or stopped in order to achieve the desired system state.</text:p>
      <text:p text:style-name="P25"/>
      <text:p text:style-name="P25"><text:span text:style-name="T15">5. </text:span><text:span text:style-name="T12">System Services:</text:span> systemd reads the configuration files and starts all the system services that are defined in the configuration files. The system services include daemons, services, and targets that are used to manage system processes.</text:p>
      <text:p text:style-name="P25"/>
      <text:p text:style-name="P25"><text:span text:style-name="T15">6. </text:span><text:span text:style-name="T12">User Services:</text:span> systemd also starts user services that are defined in the user's `~/.config/systemd/user/` directory. These services run in the context of the user and are not available to other users on the system.</text:p>
      <text:p text:style-name="P25"/>
      <text:p text:style-name="P25"><text:span text:style-name="T15">7. </text:span><text:span text:style-name="T12">Mounting Filesystems:</text:span> systemd mounts the root filesystem and other filesystems specified in `/etc/fstab`.</text:p>
      <text:p text:style-name="P25"/>
      <text:p text:style-name="P25"><text:span text:style-name="T15">8. </text:span><text:span text:style-name="T12">Network Configuration:</text:span> systemd reads the network configuration files in `/etc/netplan` and applies the configuration to the network interfaces.</text:p>
      <text:p text:style-name="P25"/>
      <text:p text:style-name="P25"><text:span text:style-name="T15">9. </text:span><text:span text:style-name="T12">Login Manager:</text:span> If the system is configured to start a graphical user interface, systemd starts the display manager or login manager specified in the target.</text:p>
      <text:p text:style-name="P25"/>
      <text:p text:style-name="P25"><text:span text:style-name="T15">10. s</text:span><text:span text:style-name="T12">ystemd Journal:</text:span> systemd captures system logs and errors in its journal. The journal can be viewed using the `journalctl` command.</text:p>
      <text:p text:style-name="P25"/>
      <text:p text:style-name="P25">Overall, systemd provides a powerful and flexible init process for managing system services and processes in Ubuntu. During startup, systemd performs a series of steps to manage the boot process and start the necessary services to bring the system up to the desired target state.</text:p>
      <text:p text:style-name="P25"/>
      <text:h text:style-name="P44" text:outline-level="2"><text:bookmark-start text:name="__RefHeading___Toc1642_637326112"/>6.2. User Space<text:bookmark-end text:name="__RefHeading___Toc1642_637326112"/></text:h>
      <text:p text:style-name="P8"/>
      <text:p text:style-name="P8">In Ubuntu, the user space is the part of the operating system that is dedicated to running user applications and managing user resources. The user space includes all applications, libraries, and configuration files that are installed by the user or system administrator.</text:p>
      <text:p text:style-name="P8"/>
      <text:p text:style-name="P8">The user space is separated from the kernel space, which is the part of the operating system that is responsible for managing hardware resources, such as processors, memory, and devices.</text:p>
      <text:p text:style-name="P8"/>
      <text:p text:style-name="P8">Ubuntu's user space is designed to be modular and flexible, allowing users to install and configure a wide range of applications and services. The user space includes a variety of system utilities and tools, such as the bash shell, the GNU C Library (glibc), and the systemd service manager.</text:p>
      <text:p text:style-name="P8"/>
      <text:p text:style-name="P8">In addition to system tools and utilities, the user space includes a wide variety of applications, including web browsers, email clients, media players, and office suites. These applications can be installed and configured using Ubuntu's package manager, which provides access to thousands of open-source and proprietary software packages.</text:p>
      <text:p text:style-name="P8"/>
      <text:p text:style-name="P8">Users can also customize the user space by configuring system settings, creating user accounts, and managing user permissions. The user space also includes system-wide configuration files, such as `/etc/passwd`, `/etc/group`, and `/etc/sudoers`, which are used to manage user accounts and access rights.</text:p>
      <text:p text:style-name="P8"/>
      <text:p text:style-name="P8">Here are some key details about Linux user space:</text:p>
      <text:p text:style-name="P8"/>
      <text:p text:style-name="P8"><text:span text:style-name="T12">1. Libraries: </text:span>Linux user space includes a variety of libraries that provide common functions and services to user applications. These libraries include the C standard library (libc), graphical user interface libraries such as GTK and Qt, and many others.</text:p>
      <text:p text:style-name="P8"/>
      <text:p text:style-name="P8"><text:span text:style-name="T12">2. System </text:span><text:span text:style-name="T13">C</text:span><text:span text:style-name="T12">alls:</text:span> User applications interact with the kernel and other system services through a set of standardized interfaces called system calls. These system calls provide access to various resources such as files, network sockets, and hardware devices.</text:p>
      <text:p text:style-name="P8"/>
      <text:p text:style-name="P8"><text:span text:style-name="T12">3. Shell:</text:span> The Linux user space includes a command-line interface called the shell, which allows users to interact with the system using text commands. There are several different shells available, such as Bash, Zsh, and Fish.</text:p>
      <text:p text:style-name="P8"/>
      <text:p text:style-name="P8"><text:span text:style-name="T12">4. Windowing </text:span><text:span text:style-name="T13">S</text:span><text:span text:style-name="T12">ystem:</text:span> Linux user space can also include a graphical user interface, which provides a visual representation of the system and allows users to interact with it using a mouse and keyboard. The most common Linux windowing systems are Xorg and Wayland.</text:p>
      <text:p text:style-name="P8"/>
      <text:p text:style-name="P8"><text:span text:style-name="T12">5. Applications:</text:span> The bulk of Linux user space consists of user applications that are used for various purposes such as web browsing, document editing, multimedia playback, and more. These applications are typically built using a combination of system libraries and other open-source components.</text:p>
      <text:p text:style-name="P8"/>
      <text:p text:style-name="P26">Overall, Linux user space provides a rich environment for user applications to run and interact with the system. It includes a wide range of libraries, system calls, shells, windowing systems, and applications, all of which are designed to provide a powerful and flexible computing experience for users.</text:p>
      <text:h text:style-name="P43" text:outline-level="1"><text:bookmark-start text:name="__RefHeading___Toc1644_637326112"/>7. Login and After<text:bookmark-end text:name="__RefHeading___Toc1644_637326112"/></text:h>
      <text:p text:style-name="P26"/>
      <text:h text:style-name="Heading_20_2" text:outline-level="2"><text:bookmark-start text:name="__RefHeading___Toc1646_637326112"/>7.1. Login Process<text:bookmark-end text:name="__RefHeading___Toc1646_637326112"/></text:h>
      <text:p text:style-name="P27"/>
      <text:p text:style-name="P2"><text:span text:style-name="T15">1. </text:span><text:span text:style-name="T12">Login Manager:</text:span> If the system is configured to start a graphical user interface, systemd starts the display manager or login manager specified in the target. The login manager provides a graphical login screen where users can enter their username and password.</text:p>
      <text:p text:style-name="P2"/>
      <text:p text:style-name="P2"><text:span text:style-name="T15">2. </text:span><text:span text:style-name="T12">Authentication:</text:span> When a user enters their username and password, the login manager authenticates the user by checking their credentials against the password database stored in <text:span text:style-name="Source_20_Text">/etc/passwd</text:span> and <text:span text:style-name="Source_20_Text">/etc/shadow</text:span>. If the username and password are correct, the user is granted access to the system.</text:p>
      <text:p text:style-name="P29"/>
      <text:p text:style-name="P2"><text:span text:style-name="T15">3. </text:span><text:span text:style-name="T12">Session Management:</text:span> Once the user is authenticated, the login manager starts the user's session. The session is managed by systemd, which starts the user's session manager (e.g. Gnome Session or Xfce Session), sets up the user's environment variables, and starts any services or applications specified in the user's session configuration.</text:p>
      <text:p text:style-name="P29"/>
      <text:p text:style-name="P2"><text:span text:style-name="T15">4. </text:span><text:span text:style-name="T12">Desktop Environment:</text:span> After the session manager is started, the user's desktop environment is launched. This includes the user's desktop, taskbar, and any applications that are configured to start automatically.</text:p>
      <text:p text:style-name="Standard"/>
      <text:h text:style-name="P44" text:outline-level="2"><text:bookmark-start text:name="__RefHeading___Toc1648_637326112"/><text:span text:style-name="T7">7.2. </text:span>Ubuntu File System Directory Standards<text:bookmark-end text:name="__RefHeading___Toc1648_637326112"/></text:h>
      <text:p text:style-name="P8"/>
      <text:p text:style-name="P8"><text:span text:style-name="T15">1. </text:span><text:span text:style-name="T12">/ (Root Directory): </text:span>The root directory is the starting point of the Ubuntu file system. All files and directories on the system are organized in a hierarchical structure below the root directory. The root directory contains essential system files and directories, such as /bin, /etc, /sbin, /usr, /var, /dev, and others.</text:p>
      <text:p text:style-name="P8"/>
      <text:p text:style-name="P8"><text:span text:style-name="T15">2. </text:span><text:span text:style-name="T12">/bin (Essential Binaries): </text:span>This directory contains essential system binaries that are required for the system to boot and run, such as the ls, cp, mv, rm, and other basic Unix commands.</text:p>
      <text:p text:style-name="P8"/>
      <text:p text:style-name="P8"><text:span text:style-name="T15">3. </text:span><text:span text:style-name="T12">/sbin (System Binaries): </text:span>This directory contains essential system binaries that are required for system administration tasks, such as the ifconfig, fdisk, fsck, and other administrative commands.</text:p>
      <text:p text:style-name="P8"/>
      <text:p text:style-name="P8"><text:span text:style-name="T15">4. </text:span><text:span text:style-name="T12">/usr (User Binaries): </text:span>This directory contains user binaries, libraries, documentation, and other resources that are not required for system boot. It includes subdirectories such as /usr/bin, /usr/sbin, /usr/lib, /usr/share, and others.</text:p>
      <text:p text:style-name="P8"/>
      <text:p text:style-name="P8"><text:span text:style-name="T15">5. </text:span><text:span text:style-name="T12">/var (Variable Data): </text:span>This directory contains variable data, such as log files, temporary files, and other system data that may change frequently. It includes subdirectories such as /var/log, /var/run, /var/cache, and others.</text:p>
      <text:p text:style-name="P8"/>
      <text:p text:style-name="P8"><text:span text:style-name="T15">6. </text:span><text:span text:style-name="T12">/etc (System Configuration Files): </text:span>This directory contains system configuration files that control various aspects of the system and its applications. It includes subdirectories such as /etc/init.d, /etc/rc.d, /etc/X11, /etc/network, and others.</text:p>
      <text:p text:style-name="P8"/>
      <text:p text:style-name="P8"><text:span text:style-name="T15">7. </text:span><text:span text:style-name="T12">/home (Home Directories): </text:span>This directory contains home directories for system users. Each user has a separate subdirectory in /home that is named after their username.</text:p>
      <text:p text:style-name="P8"/>
      <text:p text:style-name="P8"><text:span text:style-name="T15">8. </text:span><text:span text:style-name="T12">/opt (Optional Software): </text:span>This directory contains optional third-party software packages that are not included in the base system. Each package is typically installed in its own subdirectory under /opt.</text:p>
      <text:p text:style-name="P8"/>
      <text:p text:style-name="P8"><text:span text:style-name="T15">9. </text:span><text:span text:style-name="T12">/tmp (Temporary Files): </text:span>This directory contains temporary files that are created and used by various applications on the system. The contents of this directory are typically deleted when the system is rebooted.</text:p>
      <text:p text:style-name="P8"/>
      <text:p text:style-name="P8"><text:span text:style-name="T15">10. </text:span><text:span text:style-name="T12">/proc (Process Information): </text:span>This directory provides a virtual file system that contains information about system processes, such as their PID (process ID), memory usage, and other system statistics.</text:p>
      <text:p text:style-name="P8"/>
      <text:p text:style-name="P8"><text:span text:style-name="T15">11. </text:span><text:span text:style-name="T12">/dev (Device Files): </text:span>This directory contains device files, which represent hardware devices on the system. Device files provide a way for applications to interact with hardware devices, such as disks, printers, and others.</text:p>
      <text:p text:style-name="P8"/>
      <text:p text:style-name="P8"><text:span text:style-name="T15">12. </text:span><text:span text:style-name="T12">/run (Runtime Data): </text:span>This directory contains system runtime data, such as PID files and lock files. It is used to store data that is required during the system runtime but is not needed after the system is rebooted.</text:p>
      <text:p text:style-name="P8"/>
      <text:p text:style-name="P8"><text:span text:style-name="T15">13. </text:span><text:span text:style-name="T12">/srv (Service Data): </text:span>This directory is used to store data for system services. For example, a web server may store its files in /srv/www.</text:p>
      <text:p text:style-name="P8"/>
      <text:p text:style-name="P8"><text:soft-page-break/><text:span text:style-name="T15">14. </text:span><text:span text:style-name="T12">/media (Removable Media): </text:span>This directory is used to mount removable media, such as USB drives and CDs/DVDs.</text:p>
      <text:p text:style-name="P8"/>
      <text:p text:style-name="P8"><text:span text:style-name="T15">15. </text:span><text:span text:style-name="T12">/mnt (Temporary Mount Points): </text:span>This directory is used to mount temporary file systems, such as network file systems.</text:p>
      <text:p text:style-name="P8"/>
      <text:p text:style-name="P8">These directories are organized in a hierarchical structure, with the root directory (/) at the top and subdirectories branching off from there. The FHS specifies the purpose and usage of each directory and helps ensure consistency and interoperability across different Linux distributions, including Ubuntu.</text:p>
      <text:p text:style-name="P26"/>
      <text:p text:style-name="P26"/>
      <text:p text:style-name="P26"/>
      <text:p text:style-name="P26"/>
      <text:h text:style-name="P44" text:outline-level="2"><text:bookmark-start text:name="__RefHeading___Toc1650_637326112"/>7.3. GUI<text:bookmark-end text:name="__RefHeading___Toc1650_637326112"/></text:h>
      <text:p text:style-name="P26"/>
      <text:p text:style-name="P2">The GUI process on Ubuntu involves a number of components working together to provide the graphical user interface to the user. Here is a detailed overview of the Ubuntu GUI process:</text:p>
      <text:p text:style-name="P2"/>
      <text:h text:style-name="Heading_20_3" text:outline-level="3"><text:bookmark-start text:name="__RefHeading___Toc1652_637326112"/><text:span text:style-name="T8">7.3.</text:span>1. Display Manager:<text:bookmark-end text:name="__RefHeading___Toc1652_637326112"/></text:h>
      <text:p text:style-name="P9">A display manager is a program that manages the graphical display servers and handles user authentication. It is responsible for presenting the login screen to the user, authenticating the user's credentials, and launching the user's desktop environment or window manager upon successful login. In Linux, a display manager is typically launched during the boot process and runs as a system service.</text:p>
      <text:p text:style-name="P9"/>
      <text:p text:style-name="P9">In Ubuntu, a display manager is a graphical user interface that provides a login screen and manages user sessions. There are several display managers available for Ubuntu, each with its own unique features and capabilities.</text:p>
      <text:p text:style-name="P9"/>
      <text:p text:style-name="P9"><text:span text:style-name="T15">1. </text:span><text:span text:style-name="T12">GDM (Gnome Display Manager):</text:span> GDM is the default display manager for Ubuntu's Gnome desktop environment. It provides a simple and user-friendly interface for logging in and managing user sessions. GDM also supports Wayland, a modern protocol for displaying graphical user interfaces.</text:p>
      <text:p text:style-name="P9"/>
      <text:p text:style-name="P9"><text:span text:style-name="T15">2. </text:span><text:span text:style-name="T12">LightDM:</text:span> LightDM is a lightweight display manager that can be used with a variety of desktop environments, including Gnome, Unity, and LXDE. It is highly customizable and supports a wide range of themes and plugins.</text:p>
      <text:p text:style-name="P9"/>
      <text:p text:style-name="P9"><text:span text:style-name="T15">3. </text:span><text:span text:style-name="T12">SDDM (Simple Desktop Display Manager):</text:span> SDDM is a simple and lightweight display manager that is designed to be easy to use and highly configurable. It is used by default in Kubuntu, a version of Ubuntu that uses the KDE Plasma desktop environment.</text:p>
      <text:p text:style-name="P9"/>
      <text:p text:style-name="P9"><text:span text:style-name="T15">4. </text:span><text:span text:style-name="T12">XDM (X Display Manager): </text:span>XDM is a classic display manager that has been around for many years. It is lightweight and fast, making it a popular choice for older systems or systems with limited resources.</text:p>
      <text:p text:style-name="P9"/>
      <text:p text:style-name="P9"><text:span text:style-name="T15">5. </text:span><text:span text:style-name="T12">KDM (KDE Display Manager): </text:span>KDM is a display manager that is used by default in older versions of Kubuntu, a version of Ubuntu that uses the KDE Plasma desktop environment.</text:p>
      <text:p text:style-name="P9"/>
      <text:p text:style-name="P9"><text:span text:style-name="T15">6. </text:span><text:span text:style-name="T12">LXDM (LXDE Display Manager): </text:span>LXDM is a lightweight display manager that is used by default in Lubuntu, a version of Ubuntu that uses the LXDE desktop environment.</text:p>
      <text:p text:style-name="P9"/>
      <text:p text:style-name="P9"/>
      <text:h text:style-name="P52" text:outline-level="4"/>
      <text:h text:style-name="P51" text:outline-level="3"><text:bookmark-start text:name="__RefHeading___Toc1654_637326112"/><text:span text:style-name="T8">7.3.</text:span>2. Window Manager:<text:bookmark-end text:name="__RefHeading___Toc1654_637326112"/></text:h>
      <text:p text:style-name="P9">In Linux, a window manager is a program that manages the placement, sizing, and appearance of windows in a graphical user interface (GUI). Unlike a desktop environment, which provides a complete set of integrated applications and utilities, a window manager only manages windows and often requires additional applications to provide a full desktop experience.</text:p>
      <text:p text:style-name="P9"/>
      <text:p text:style-name="P9">Sure, let's take a closer look at some of the popular window managers available for Ubuntu:</text:p>
      <text:p text:style-name="P9"/>
      <text:p text:style-name="P9"><text:span text:style-name="T15">1. </text:span><text:span text:style-name="T12">Gnome Shell:</text:span> Gnome Shell is the default window manager for Ubuntu's Gnome desktop environment. It provides a modern and intuitive interface for managing windows and workspaces. Some of its key features include:</text:p>
      <text:p text:style-name="P9"/>
      <text:p text:style-name="P9"><text:span text:style-name="T18">- Workspaces:</text:span><text:span text:style-name="T17"> </text:span>Gnome Shell provides a simple and effective way to manage multiple workspaces. Users can easily switch between workspaces using keyboard shortcuts or by clicking on the workspace switcher in the activities overview.</text:p>
      <text:p text:style-name="P9"/>
      <text:p text:style-name="P9"><text:span text:style-name="T20">- Dynamic Workspaces:</text:span><text:span text:style-name="T19"> </text:span>Gnome Shell also provides dynamic workspaces, which means that new workspaces are automatically created when needed. This helps to keep the desktop clutter-free and organized.</text:p>
      <text:p text:style-name="P9"/>
      <text:p text:style-name="P9"><text:span text:style-name="T20">- Application Launcher:</text:span> The Gnome Shell activities overview provides a convenient way to launch applications, search for files and folders, and switch between open windows.</text:p>
      <text:p text:style-name="P9"/>
      <text:p text:style-name="P9"><text:span text:style-name="T15">2. </text:span><text:span text:style-name="T12">Compiz:</text:span> Compiz is a popular window manager that provides a wide range of visual effects, such as window animations, 3D desktops, and desktop cube rotations. It can be used with a variety of desktop environments, including Gnome and Unity. Some of its key features include:</text:p>
      <text:p text:style-name="P9"/>
      <text:p text:style-name="P9"><text:span text:style-name="T20">- Visual Effects:</text:span> Compiz provides a wide range of visual effects that can be used to enhance the look and feel of the desktop. These effects include window animations, transparency, and 3D desktops.</text:p>
      <text:p text:style-name="P9"/>
      <text:p text:style-name="P9"><text:span text:style-name="T20">- Window Switcher:</text:span> The Compiz window switcher provides a convenient way to switch between open windows using keyboard shortcuts or a graphical interface.</text:p>
      <text:p text:style-name="P9"/>
      <text:p text:style-name="P9"><text:span text:style-name="T20">- Desktop Cube:</text:span> The Compiz desktop cube provides a unique way to manage multiple workspaces. Users can rotate the cube to access different workspaces and applications.</text:p>
      <text:p text:style-name="P9"/>
      <text:p text:style-name="P9"><text:span text:style-name="T15">3. </text:span><text:span text:style-name="T12">Openbox:</text:span> Openbox is a lightweight and highly configurable window manager that is designed to be fast and efficient. It is often used with lightweight desktop environments, such as LXDE and Xfce. Some of its key features include:</text:p>
      <text:p text:style-name="P9"/>
      <text:p text:style-name="P9"><text:span text:style-name="T20">- Keyboard Shortcuts:</text:span> Openbox provides a wide range of keyboard shortcuts that can be used to manage windows and workspaces. Users can easily customize these shortcuts to suit their needs.</text:p>
      <text:p text:style-name="P9"/>
      <text:p text:style-name="P9"><text:span text:style-name="T20">- Window Borders:</text:span> Openbox provides a simple and lightweight window border that can be customized using themes or by editing the configuration file.</text:p>
      <text:p text:style-name="P9"/>
      <text:p text:style-name="P9"><text:span text:style-name="T20">- Menu System:</text:span> Openbox provides a simple and customizable menu system that can be accessed using keyboard shortcuts or by right-clicking on the desktop.</text:p>
      <text:p text:style-name="P9"/>
      <text:p text:style-name="P28"/>
      <text:p text:style-name="P9"><text:soft-page-break/><text:span text:style-name="T15">4. </text:span><text:span text:style-name="T12">Xfwm:</text:span> Xfwm is the default window manager for the Xfce desktop environment. It is lightweight and easy to use, making it a popular choice for older systems or systems with limited resources. Some of its key features include:</text:p>
      <text:p text:style-name="P9"/>
      <text:p text:style-name="P9"><text:span text:style-name="T20">- Compositing:</text:span> Xfwm provides basic compositing features, such as window transparency and drop shadows.</text:p>
      <text:p text:style-name="P9"/>
      <text:p text:style-name="P9"><text:span text:style-name="T20">- Window Placement:</text:span> Xfwm provides several options for window placement, including automatic tiling and manual resizing.</text:p>
      <text:p text:style-name="P9"/>
      <text:p text:style-name="P9"><text:span text:style-name="T20">- Workspaces:</text:span> Xfwm provides a simple way to manage multiple workspaces using keyboard shortcuts or by clicking on the workspace switcher in the panel.</text:p>
      <text:p text:style-name="P9"/>
      <text:p text:style-name="P10"><text:span text:style-name="T15">5. </text:span><text:span text:style-name="T12">KWin:</text:span> KWin is the default window manager for the KDE Plasma desktop environment. It provides a wide range of features, such as window snapping, tiling, and virtual desktops. KWin also supports compositing, which allows for advanced visual effects such as transparency and shadows.</text:p>
      <text:p text:style-name="P14"><text:span text:style-name="T15">6. </text:span><text:span text:style-name="T12">Mutter:</text:span> Mutter is a window manager that is used by default in the Gnome desktop environment. It provides a modern and efficient interface for managing windows and workspaces. Mutter supports compositing, which allows for advanced visual effects such as transparency and shadows. It also includes features such as window tiling and virtual workspaces.</text:p>
      <text:p text:style-name="P9"><text:span text:style-name="T15">7. </text:span><text:span text:style-name="T12">i3:</text:span> i3 is a tiling window manager that is designed for efficient use of screen space. It arranges windows in a grid-like layout and provides keyboard shortcuts for navigation and window management. It is highly customizable and supports multiple workspaces.</text:p>
      <text:p text:style-name="P9"/>
      <text:p text:style-name="P9"><text:span text:style-name="T15">8. </text:span><text:span text:style-name="T12">Awesome:</text:span> Awesome is a highly configurable and dynamic window manager that is designed for power users. It provides a customizable interface with a tiled layout and supports keyboard shortcuts for window management. It supports multiple workspaces and can be customized with Lua scripts.</text:p>
      <text:p text:style-name="P9"/>
      <text:p text:style-name="P9">Window managers provide a lightweight and customizable alternative to desktop environments and allow users to tailor their GUI to their specific needs and preferences. They offer a range of features and customization options, from simple and minimalistic interfaces to complex and feature-rich layouts.</text:p>
      <text:p text:style-name="P2"/>
      <text:h text:style-name="P50" text:outline-level="3"/>
      <text:h text:style-name="P51" text:outline-level="3"><text:bookmark-start text:name="__RefHeading___Toc1656_637326112"/><text:span text:style-name="T8">7.3.</text:span>3. Desktop Environment:<text:bookmark-end text:name="__RefHeading___Toc1656_637326112"/></text:h>
      <text:p text:style-name="P9">A desktop environment (DE) in Linux is a collection of software that provides a graphical interface for the user to interact with the operating system. A DE consists of a window manager, a file manager, a panel or taskbar, a system tray, and other tools that provide a complete desktop experience. Here are some popular Linux desktop environments and their features:</text:p>
      <text:p text:style-name="P9"/>
      <text:p text:style-name="P9">Sure, here are some more details on the desktop environments available in Ubuntu:</text:p>
      <text:p text:style-name="P9"/>
      <text:p text:style-name="P9"><text:span text:style-name="T15">1. </text:span><text:span text:style-name="T12">Gnome:</text:span> Gnome is the default desktop environment for Ubuntu. It is designed to be user-friendly and intuitive, with a modern and clean interface. Gnome includes a range of features, such as a full-screen application launcher, a unified search bar for finding files and applications, and a notification center for managing system alerts and updates.</text:p>
      <text:p text:style-name="P9"/>
      <text:p text:style-name="P9"><text:span text:style-name="T15">2. </text:span><text:span text:style-name="T12">KDE Plasma:</text:span> KDE Plasma is a highly customizable desktop environment that provides a wide range of features, such as a fully customizable desktop, advanced system settings, and an integrated application launcher. It is designed to be user-friendly and intuitive, with a modern and sleek interface.</text:p>
      <text:p text:style-name="P9"/>
      <text:p text:style-name="P9"><text:span text:style-name="T15">3. </text:span><text:span text:style-name="T12">Xfce:</text:span> Xfce is a lightweight desktop environment that is designed to be fast and efficient. It provides a simple and intuitive interface with a focus on usability and productivity. Xfce includes a range of features, such as a customizable panel, a fully customizable desktop, and a file manager with advanced features such as split-pane and tabs.</text:p>
      <text:p text:style-name="P9"/>
      <text:p text:style-name="P9"><text:span text:style-name="T15">4. </text:span><text:span text:style-name="T12">LXDE:</text:span> LXDE is a lightweight desktop environment that is designed to be fast and efficient. It provides a simple and intuitive interface with a focus on usability and productivity. LXDE includes a range of features, such as a customizable panel, a fully customizable desktop, and a file manager with advanced features such as split-pane and tabs.</text:p>
      <text:p text:style-name="P9"/>
      <text:p text:style-name="P9"><text:span text:style-name="T15">5. </text:span><text:span text:style-name="T12">Unity:</text:span> Unity is a desktop environment that was developed by Canonical for Ubuntu. It is designed to be user-friendly and intuitive, with a modern and clean interface. Unity includes a range of features, such as a full-screen application launcher, a unified search bar for finding files and applications, and a notification center for managing system alerts and updates.</text:p>
      <text:p text:style-name="P9"/>
      <text:p text:style-name="P9"><text:span text:style-name="T15">6. </text:span><text:span text:style-name="T12">Cinnamon: </text:span>Cinnamon is a desktop environment that is based on GNOME and provides a traditional desktop interface with a modern twist. It includes a file manager, a system settings application, and a software center, as well as a range of productivity tools, such as a terminal, a text editor, and a screenshot tool. Cinnamon is highly customizable and can be configured to suit the user's preferences.</text:p>
      <text:p text:style-name="P9"/>
      <text:p text:style-name="P9"><text:span text:style-name="T15">7. </text:span><text:span text:style-name="T12">Mate: </text:span>Mate is a desktop environment that is based on the classic GNOME 2 interface and provides a traditional desktop experience. It includes a file manager, a system settings application, and a software center, as well as a range of productivity tools, such as a terminal, a text editor, and a screenshot tool. Mate is highly customizable and can be configured to suit the user's preferences.</text:p>
      <text:p text:style-name="P9"/>
      <text:p text:style-name="P9"/>
      <text:h text:style-name="P52" text:outline-level="4"/>
      <text:h text:style-name="P51" text:outline-level="3"><text:bookmark-start text:name="__RefHeading___Toc1658_637326112"/><text:span text:style-name="T8">7.3.4.</text:span> Compositor:<text:bookmark-end text:name="__RefHeading___Toc1658_637326112"/></text:h>
      <text:p text:style-name="P9">Compositing is the process of combining graphical elements such as windows, icons, and menus to create a complete graphical user interface. Ubuntu offers several compositors to enhance the appearance and performance of the graphical user interface. Here are some compositors that are commonly used in Ubuntu:</text:p>
      <text:p text:style-name="P9"/>
      <text:p text:style-name="P9"><text:span text:style-name="T15">1. </text:span><text:span text:style-name="T12">Compiz:</text:span> Compiz is a popular compositing manager that provides a range of 3D visual effects such as wobbly windows, cube desktop, and other desktop animations. It can also add features such as window previews, window scaling, and zooming. Compiz is highly customizable and can be used with a variety of desktop environments.</text:p>
      <text:p text:style-name="P9"/>
      <text:p text:style-name="P9"><text:span text:style-name="T15">2. </text:span><text:span text:style-name="T12">Mutter:</text:span> Mutter is the default compositing manager for the GNOME desktop environment. It provides a range of visual effects, including animations for window opening and closing, desktop zooming, and scaling. It is designed to be lightweight and performant while providing a smooth and visually appealing desktop experience.</text:p>
      <text:p text:style-name="P9"/>
      <text:p text:style-name="P9"><text:span text:style-name="T15">3. </text:span><text:span text:style-name="T12">KWin: </text:span>KWin is the default compositing manager for the KDE Plasma desktop environment. It provides a range of visual effects, including desktop cube, wobbly windows, and window previews. It also supports desktop effects such as window shading, translucency, and shadows.</text:p>
      <text:p text:style-name="P9"/>
      <text:p text:style-name="P9"><text:span text:style-name="T15">4. </text:span><text:span text:style-name="T12">Openbox:</text:span> Openbox is a lightweight and highly customizable window manager that can be used with a compositing manager to add visual effects. It provides basic window management functionality and can be used with a variety of compositing managers, including Compiz and Mutter.</text:p>
      <text:p text:style-name="P9"/>
      <text:p text:style-name="P9"><text:span text:style-name="T15">5. </text:span><text:span text:style-name="T12">Xfwm:</text:span> Xfwm is the default compositor for the Xfce desktop environment. It provides a range of visual effects and animations, including window transparency and various window animations. It also supports window snapping and tiling for improved productivity.</text:p>
      <text:h text:style-name="P48" text:outline-level="3"/>
      <text:h text:style-name="P49" text:outline-level="3"><text:bookmark-start text:name="__RefHeading___Toc1660_637326112"/><text:span text:style-name="T8">7.3.</text:span>5. Display Server:<text:bookmark-end text:name="__RefHeading___Toc1660_637326112"/></text:h>
      <text:p text:style-name="P2"/>
      <text:p text:style-name="P9">In Linux, a display server is responsible for managing graphical displays and user input devices. It is a key component of the Linux desktop environment, and its primary function is to communicate with the graphics hardware and manage the display of graphical user interfaces. Here are some popular display servers used in Linux:</text:p>
      <text:p text:style-name="P9"/>
      <text:h text:style-name="P53" text:outline-level="4"><text:bookmark-start text:name="__RefHeading___Toc1662_637326112"/><text:span text:style-name="T9">7.3.5.1.</text:span> X11<text:bookmark-end text:name="__RefHeading___Toc1662_637326112"/></text:h>
      <text:p text:style-name="P11">X11 is the most widely used display server in Linux, and it has been around for over three decades. It provides a standard framework for managing graphical displays and user input devices, and it is highly customizable and can be configured to support a wide range of hardware and software configurations. Here are some key features of X11:</text:p>
      <text:p text:style-name="P11"/>
      <text:p text:style-name="P11"><text:span text:style-name="T15">1. </text:span><text:span text:style-name="T12">Client-Server Architecture: </text:span>X11 uses a client-server architecture, where the X server manages the display hardware and user input devices, and X clients request services from the X server. This architecture provides a high level of flexibility and allows multiple clients to share the same display and input devices.</text:p>
      <text:p text:style-name="P11"/>
      <text:p text:style-name="P11"><text:span text:style-name="T15">2. </text:span><text:span text:style-name="T12">Window Management:</text:span> X11 provides a wide range of window management tools, including window resizing, moving, and stacking. It also supports a variety of window styles, including borderless, transient, and modal windows.</text:p>
      <text:p text:style-name="P11"/>
      <text:p text:style-name="P11"><text:span text:style-name="T15">3. </text:span><text:span text:style-name="T12">Network Transparency:</text:span> X11 provides support for remote display protocols, which allows users to run graphical applications on a remote machine and display them locally. This feature is particularly useful in networked environments, where users need to access graphical applications from multiple locations.</text:p>
      <text:p text:style-name="P11"/>
      <text:p text:style-name="P11"><text:span text:style-name="T15">4. </text:span><text:span text:style-name="T12">Customization:</text:span> X11 is highly customizable and can be configured to support a wide range of hardware and software configurations. It also provides support for user-defined key bindings, mouse button mappings, and other input device settings.</text:p>
      <text:p text:style-name="P11"/>
      <text:p text:style-name="P11"><text:span text:style-name="T15">5. </text:span><text:span text:style-name="T12">Compatibility:</text:span> <text:span text:style-name="T10">X</text:span>11 is backward compatible with older X servers and X clients, which ensures that older applications continue to work on newer systems. This feature has helped to ensure that X11 remains the most widely used display server in Linux.</text:p>
      <text:p text:style-name="P11"/>
      <text:p text:style-name="P11">While X11 is a powerful and versatile display server, it has some limitations, such as its complexity and security vulnerabilities. To address these issues, newer display servers such as Wayland and Mir have been developed, which provide better performance and security. However, X11 remains the most widely used display server in Linux, and it continues to be a key component of the Linux desktop environment.</text:p>
      <text:p text:style-name="P9"/>
      <text:h text:style-name="P52" text:outline-level="4"/>
      <text:h text:style-name="P54" text:outline-level="4"><text:bookmark-start text:name="__RefHeading___Toc1664_637326112"/><text:span text:style-name="T10">7.3.5.</text:span>2. Wayland<text:bookmark-end text:name="__RefHeading___Toc1664_637326112"/></text:h>
      <text:p text:style-name="P12"/>
      <text:p text:style-name="P13">Wayland is a modern display server that was designed as a replacement for the aging X11 display server. It was developed to provide a more secure, efficient, and flexible framework for managing graphical displays in Linux. Here are some key features of Wayland:</text:p>
      <text:p text:style-name="P13"/>
      <text:p text:style-name="P13"><text:span text:style-name="T15">1. </text:span><text:span text:style-name="T12">Simplicity: </text:span>Wayland was designed with simplicity in mind, and it has a smaller and more modular codebase than X11. This makes it easier to maintain and more resistant to security vulnerabilities.</text:p>
      <text:p text:style-name="P13"/>
      <text:p text:style-name="P13"><text:span text:style-name="T15">2. </text:span><text:span text:style-name="T12">Modern Graphics Architecture: </text:span>Wayland uses a modern graphics architecture that is more efficient than the X11 architecture. It is designed to take advantage of modern graphics hardware and software, such as hardware-accelerated graphics, and it provides better support for compositing and visual effects.</text:p>
      <text:p text:style-name="P13"/>
      <text:p text:style-name="P13"><text:span text:style-name="T15">3. </text:span><text:span text:style-name="T12">Improved Performance: </text:span>Wayland provides improved performance over X11, thanks to its modern graphics architecture and efficient use of system resources. It is designed to reduce latency and provide a smoother user experience, especially in high-end graphics environments.</text:p>
      <text:p text:style-name="P13"/>
      <text:p text:style-name="P13"><text:span text:style-name="T15">4. </text:span><text:span text:style-name="T12">Security: </text:span>Wayland provides better security than X11, thanks to its use of modern security mechanisms such as sandboxing and isolation. It is designed to prevent malicious applications from accessing system resources or compromising the integrity of the display server.</text:p>
      <text:p text:style-name="P13"/>
      <text:p text:style-name="P13"><text:span text:style-name="T15">5. </text:span><text:span text:style-name="T12">Compatibility: </text:span>Wayland is designed to be compatible with existing Linux applications, and it provides a compatibility layer that allows X11 applications to run on Wayland. This ensures that existing applications continue to work on newer systems.</text:p>
      <text:p text:style-name="P13"/>
      <text:p text:style-name="P13">Wayland has become increasingly popular in recent years, and many Linux distributions now use it as their default display server. However, some older applications may not work with Wayland, and compatibility issues may arise. Despite this, Wayland is a powerful and versatile display server that offers a number of advantages over X11, especially in high-performance graphics environments.</text:p>
      <text:p text:style-name="P19"/>
      <text:h text:style-name="P52" text:outline-level="4"/>
      <text:h text:style-name="P54" text:outline-level="4"><text:bookmark-start text:name="__RefHeading___Toc1666_637326112"/><text:span text:style-name="T10">7.3.5.</text:span>3. Mir<text:bookmark-end text:name="__RefHeading___Toc1666_637326112"/></text:h>
      <text:p text:style-name="P9"/>
      <text:p text:style-name="P9">Mir is a display server that was developed by Canonical, the company behind Ubuntu. It was designed to provide a lightweight and efficient display server that would provide a smooth and visually appealing desktop experience. Mir was developed as part of the Unity desktop environment for Ubuntu.</text:p>
      <text:p text:style-name="P9"/>
      <text:p text:style-name="P9">One of the key features of Mir is its modular architecture. Mir is built using a modular approach that allows developers to easily add new features and functionality. This modular architecture also makes it easier to maintain and upgrade the display server over time.</text:p>
      <text:p text:style-name="P9"/>
      <text:p text:style-name="P9">Another feature of Mir is its focus on security. Mir provides a high degree of security by isolating applications from each other and the underlying system. This isolation helps prevent malicious applications from compromising the system and stealing sensitive data.</text:p>
      <text:p text:style-name="P9"/>
      <text:p text:style-name="P9">Mir also provides a range of other features, including support for multiple displays, hardware acceleration, and input device handling. It is compatible with a range of programming languages, including C++, Python, and Rust, and is designed to work with a range of graphical toolkits, including Qt and GTK.</text:p>
      <text:p text:style-name="P9"/>
      <text:p text:style-name="P9">While Mir was originally developed for the Unity desktop environment, it has since been adopted by other Ubuntu-based distributions and is supported by a range of applications and desktop environments. However, it is important to note that Xorg remains the default display server for Ubuntu, and Wayland is also gaining in popularity as a modern and lightweight display server alternative.</text:p>
      <text:p text:style-name="P9"/>
      <text:h text:style-name="P52" text:outline-level="4"/>
      <text:h text:style-name="P54" text:outline-level="4"><text:bookmark-start text:name="__RefHeading___Toc1668_637326112"/><text:span text:style-name="T10">7.3.5.</text:span>4. Weston<text:bookmark-end text:name="__RefHeading___Toc1668_637326112"/></text:h>
      <text:p text:style-name="P9"/>
      <text:p text:style-name="P9">Weston is a display server that was developed as part of the Wayland project. It is a reference implementation of a Wayland compositor and serves as an example of how to build a Wayland-compatible display server. Weston is designed to be lightweight and efficient and provides a range of features that make it suitable for use on a wide range of devices.</text:p>
      <text:p text:style-name="P9"/>
      <text:p text:style-name="P9">One of the key features of Weston is its modular architecture. Weston is built using a modular approach that allows developers to easily add new features and functionality. This modular architecture also makes it easier to maintain and upgrade the display server over time.</text:p>
      <text:p text:style-name="P9"/>
      <text:p text:style-name="P9">Another feature of Weston is its support for hardware acceleration. Weston provides hardware acceleration support through the use of OpenGL and OpenGL ES, which allows it to provide high-quality graphics rendering on a wide range of devices.</text:p>
      <text:p text:style-name="P9"/>
      <text:p text:style-name="P9">Weston also provides a range of other features, including support for multiple displays, input device handling, and window management. It is compatible with a range of graphical toolkits, including Qt and GTK, and supports a range of protocols, including RDP and VNC.</text:p>
      <text:p text:style-name="P9"/>
      <text:p text:style-name="P9">While Weston was developed as part of the Wayland project, it can also be used with other display servers, such as Xorg. Weston is a popular choice for embedded devices and is often used in applications where performance and efficiency are critical.</text:p>
      <text:p text:style-name="P2"/>
      <text:h text:style-name="P48" text:outline-level="3"/>
      <text:h text:style-name="P51" text:outline-level="3"><text:bookmark-start text:name="__RefHeading___Toc1670_637326112"/><text:span text:style-name="T8">7.3.</text:span>6. Graphics Drivers:<text:bookmark-end text:name="__RefHeading___Toc1670_637326112"/></text:h>
      <text:p text:style-name="P2">Graphics drivers are software components that allow the operating system to communicate with and control the graphics hardware in a computer system. In Linux, graphics drivers can be broadly divided into two categories: open source drivers and proprietary drivers.</text:p>
      <text:p text:style-name="P2"/>
      <text:p text:style-name="P2">Open source drivers are developed by the community and are typically included in the Linux kernel or available as separate modules. These drivers are typically free to use and modify, and are often preferred by Linux users because of their transparency and ease of customization.</text:p>
      <text:p text:style-name="P2"/>
      <text:p text:style-name="P2">Proprietary drivers, on the other hand, are developed by hardware manufacturers and are often released as closed-source software. These drivers typically offer better performance and support for newer hardware, but are not always as transparent or customizable as open source drivers.</text:p>
      <text:p text:style-name="P2"/>
      <text:p text:style-name="P2">In addition to open-source and proprietary drivers, there are also several other types of graphics drivers available for Linux, including framebuffer drivers, which provide basic graphics support for older hardware, and virtual graphics drivers, which are used in virtualization environments to provide virtualized graphics hardware to virtual machines.</text:p>
      <text:p text:style-name="P2"/>
      <text:p text:style-name="P2">Some of the major graphics drivers available for Linux include:</text:p>
      <text:p text:style-name="P2"/>
      <text:p text:style-name="P2"><text:span text:style-name="T15">1. </text:span><text:span text:style-name="T12">Nouveau:</text:span> This is an open source driver for NVIDIA graphics cards. It provides basic 2D and 3D acceleration and is included in most Linux distributions by default.</text:p>
      <text:p text:style-name="P2"/>
      <text:p text:style-name="P2"><text:span text:style-name="T15">2. </text:span><text:span text:style-name="T12">Radeon:</text:span> This is an open source driver for AMD Radeon graphics cards. It provides basic 2D and 3D acceleration and is also included in most Linux distributions.</text:p>
      <text:p text:style-name="P2"/>
      <text:p text:style-name="P2"><text:span text:style-name="T15">3. </text:span><text:span text:style-name="T12">Intel:</text:span> This is an open source driver for Intel integrated graphics. It provides basic 2D and 3D acceleration and is included in most Linux distributions.</text:p>
      <text:p text:style-name="P2"/>
      <text:p text:style-name="P2"><text:span text:style-name="T15">4. </text:span><text:span text:style-name="T12">NVIDIA:</text:span> This is a proprietary driver for NVIDIA graphics cards. It provides advanced 2D and 3D acceleration and support for newer hardware. It can be installed from the NVIDIA website or through package managers in some Linux distributions.</text:p>
      <text:p text:style-name="P2"/>
      <text:p text:style-name="P2"><text:span text:style-name="T15">5. </text:span><text:span text:style-name="T12">AMDGPU:</text:span> This is an open source driver for AMD Radeon graphics cards that provides advanced 3D acceleration and support for newer hardware. It is included in most recent Linux distributions.</text:p>
      <text:p text:style-name="P2"/>
      <text:p text:style-name="P2">In addition to these drivers, there are also a number of other drivers and tools available for Linux that can help improve graphics performance and support for specific hardware configurations. These include tools like Xorg and Wayland, as well as hardware-specific drivers and firmware.</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13:32:08.916828144</meta:creation-date>
    <dc:date>2023-05-13T23:31:25.019879861</dc:date>
    <meta:editing-duration>PT5H1M40S</meta:editing-duration>
    <meta:editing-cycles>16</meta:editing-cycles>
    <meta:generator>LibreOffice/7.3.7.2$Linux_X86_64 LibreOffice_project/30$Build-2</meta:generator>
    <meta:document-statistic meta:table-count="0" meta:image-count="0" meta:object-count="0" meta:page-count="29" meta:paragraph-count="318" meta:word-count="8351" meta:character-count="53111" meta:non-whitespace-character-count="45075"/>
  </office:meta>
</office:document-meta>
</file>